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cm"/>
    </style:style>
    <style:style style:name="co2" style:family="table-column">
      <style:table-column-properties fo:break-before="auto" style:column-width="1.711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6.191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0.933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91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0.91cm"/>
    </style:style>
    <style:style style:name="co13" style:family="table-column">
      <style:table-column-properties fo:break-before="auto" style:column-width="1.245cm"/>
    </style:style>
    <style:style style:name="co14" style:family="table-column">
      <style:table-column-properties fo:break-before="auto" style:column-width="0.87cm"/>
    </style:style>
    <style:style style:name="ro1" style:family="table-row">
      <style:table-row-properties style:row-height="1.251cm" fo:break-before="auto" style:use-optimal-row-height="false"/>
    </style:style>
    <style:style style:name="ro2" style:family="table-row">
      <style:table-row-properties style:row-height="1.251cm" fo:break-before="page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erif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Serif" fo:font-size="14pt" style:font-size-asian="14pt" style:font-size-complex="14pt"/>
    </style:style>
    <style:style style:name="ce24" style:family="table-cell" style:parent-style-name="Default">
      <style:table-cell-properties fo:border="none" style:vertical-align="middle"/>
      <style:text-properties style:font-name="FreeSeri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 style:vertical-align="middle"/>
      <style:text-properties style:font-name="FreeSeri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 style:vertical-align="middle"/>
      <style:text-properties style:font-name="FreeSerif" fo:font-size="14pt" style:font-size-asian="14pt" style:font-size-complex="14pt"/>
    </style:style>
    <style:style style:name="ce8" style:family="table-cell" style:parent-style-name="Default">
      <style:text-properties style:font-name="FreeSerif" fo:font-size="14pt" style:font-size-asian="14pt" style:font-size-complex="14pt"/>
    </style:style>
    <style:style style:name="ce28" style:family="table-cell" style:parent-style-name="Default">
      <style:table-cell-properties fo:border="none" style:vertical-align="middle"/>
      <style:text-properties style:font-name="FreeSerif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FreeSerif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FreeSerif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071cm" style:rotation-align="none" style:vertical-align="middle"/>
      <style:text-properties fo:color="#000000" style:text-outline="false" style:text-line-through-style="none" style:text-line-through-type="none" style:font-name="FreeSerif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6" style:family="table-cell" style:parent-style-name="Pivot_20_Table_20_Corner">
      <style:table-cell-properties fo:border="2.01pt solid #000000" style:vertical-align="middle"/>
      <style:text-properties fo:font-size="12pt" style:font-size-asian="12pt" style:font-size-complex="12pt"/>
    </style:style>
    <style:style style:name="ce37" style:family="table-cell" style:parent-style-name="Pivot_20_Table_20_Field">
      <style:table-cell-properties fo:border="2.01pt solid #000000" style:vertical-align="middle"/>
      <style:text-properties fo:font-size="12pt" style:font-size-asian="12pt" style:font-size-complex="12pt"/>
    </style:style>
    <style:style style:name="ce38" style:family="table-cell" style:parent-style-name="Pivot_20_Table_20_Category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39" style:family="table-cell" style:parent-style-name="Pivot_20_Table_20_Title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style:vertical-align="middle"/>
    </style:style>
    <style:style style:name="ce41" style:family="table-cell" style:parent-style-name="Pivot_20_Table_20_Category" style:data-style-name="N0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Pivot_20_Table_20_Value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Pivot_20_Table_20_Result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Pivot_20_Table_20_Title" style:data-style-name="N0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Pivot_20_Table_20_Value">
      <style:table-cell-properties fo:border="2.01pt solid #000000" style:vertical-align="middle"/>
      <style:text-properties fo:font-size="12pt" style:font-size-asian="12pt" style:font-size-complex="12pt"/>
    </style:style>
    <style:style style:name="ce46" style:family="table-cell" style:parent-style-name="Pivot_20_Table_20_Result">
      <style:table-cell-properties fo:border="2.01pt solid #000000"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default-cell-style-name="ce4"/>
        <table:table-column table:style-name="co2" table:visibility="collapse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ce13"/>
        <table:table-column table:style-name="co6" table:visibility="collapse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default-cell-style-name="Default"/>
        <table:table-column table:style-name="co9" table:number-columns-repeated="995" table:default-cell-style-name="Default"/>
        <table:table-row table:style-name="ro1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3])" office:value-type="string" office:string-value="Room :201" calcext:value-type="string">
            <text:p>Room :201</text:p>
          </table:table-cell>
          <table:table-cell table:style-name="ce32" table:number-columns-repeated="2"/>
          <table:table-cell table:style-name="ce24"/>
          <table:table-cell table:style-name="ce1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36" office:value-type="string" calcext:value-type="string">
            <text:p>Count - Paper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Room</text:p>
          </table:table-cell>
          <table:table-cell table:style-name="ce36" table:number-columns-repeated="15"/>
          <table:table-cell table:style-name="ce1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Devikrishna M K</text:p>
          </table:table-cell>
          <table:table-cell table:style-name="ce11" office:value-type="string" calcext:value-type="string">
            <text:p>TCR18AR019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36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4" office:value-type="string" calcext:value-type="string">
            <text:p>Total</text:p>
          </table:table-cell>
          <table:table-cell table:style-name="ce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Alina Mary Koshy</text:p>
          </table:table-cell>
          <table:table-cell table:style-name="ce11" office:value-type="string" calcext:value-type="string">
            <text:p>TKM18AR008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37" office:value-type="string" calcext:value-type="string">
            <text:p>Paper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509" calcext:value-type="float">
            <text:p>509</text:p>
          </table:table-cell>
          <table:table-cell table:style-name="ce41" office:value-type="float" office:value="510" calcext:value-type="float">
            <text:p>510</text:p>
          </table:table-cell>
          <table:table-cell table:style-name="ce41" office:value-type="float" office:value="511" calcext:value-type="float">
            <text:p>511</text:p>
          </table:table-cell>
          <table:table-cell table:style-name="ce44"/>
          <table:table-cell table:style-name="ce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Anakha <text:s/>Prasad</text:p>
          </table:table-cell>
          <table:table-cell table:style-name="ce11" office:value-type="string" calcext:value-type="string">
            <text:p>TKM18AR011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38" office:value-type="string" calcext:value-type="string">
            <text:p><text:s/>ES304 <text:s/>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15"/>
          <table:table-cell table:style-name="ce43" office:value-type="float" office:value="9" calcext:value-type="float">
            <text:p>9</text:p>
          </table:table-cell>
          <table:table-cell table:style-name="ce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Archana A S</text:p>
          </table:table-cell>
          <table:table-cell table:style-name="ce11" office:value-type="string" calcext:value-type="string">
            <text:p>TKM18AR020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38" office:value-type="string" calcext:value-type="string">
            <text:p><text:s/>RLMCA208 <text:s/>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5"/>
          <table:table-cell table:style-name="ce43" office:value-type="float" office:value="1" calcext:value-type="float">
            <text:p>1</text:p>
          </table:table-cell>
          <table:table-cell table:style-name="ce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Gayathri <text:s/>S</text:p>
          </table:table-cell>
          <table:table-cell table:style-name="ce11" office:value-type="string" calcext:value-type="string">
            <text:p>TKM18AR037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38" office:value-type="string" calcext:value-type="string">
            <text:p>AE302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 table:number-columns-repeated="12"/>
          <table:table-cell table:style-name="ce43" office:value-type="float" office:value="3" calcext:value-type="float">
            <text:p>3</text:p>
          </table:table-cell>
          <table:table-cell table:style-name="ce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Krishna Veni R</text:p>
          </table:table-cell>
          <table:table-cell table:style-name="ce11" office:value-type="string" calcext:value-type="string">
            <text:p>TKM18AR047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38" office:value-type="string" calcext:value-type="string">
            <text:p>BM30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16" calcext:value-type="float">
            <text:p>16</text:p>
          </table:table-cell>
          <table:table-cell table:number-columns-repeated="2" table:style-name="ce42" office:value-type="float" office:value="19" calcext:value-type="float">
            <text:p>19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9"/>
          <table:table-cell table:style-name="ce43" office:value-type="float" office:value="67" calcext:value-type="float">
            <text:p>67</text:p>
          </table:table-cell>
          <table:table-cell table:style-name="ce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Reshma <text:s/>Ramesh</text:p>
          </table:table-cell>
          <table:table-cell table:style-name="ce11" office:value-type="string" calcext:value-type="string">
            <text:p>TKM18AR059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38" office:value-type="string" calcext:value-type="string">
            <text:p>BT302</text:p>
          </table:table-cell>
          <table:table-cell table:style-name="ce42" table:number-columns-repeated="6"/>
          <table:table-cell table:style-name="ce42" office:value-type="float" office:value="4" calcext:value-type="float">
            <text:p>4</text:p>
          </table:table-cell>
          <table:table-cell table:style-name="ce42" table:number-columns-repeated="9"/>
          <table:table-cell table:style-name="ce43" office:value-type="float" office:value="4" calcext:value-type="float">
            <text:p>4</text:p>
          </table:table-cell>
          <table:table-cell table:style-name="ce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Aiswarya <text:s/>Padmakumar</text:p>
          </table:table-cell>
          <table:table-cell table:style-name="ce11" office:value-type="string" calcext:value-type="string">
            <text:p>TVE18AR006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38" office:value-type="string" calcext:value-type="string">
            <text:p>CH302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table:number-columns-repeated="9"/>
          <table:table-cell table:style-name="ce43" office:value-type="float" office:value="7" calcext:value-type="float">
            <text:p>7</text:p>
          </table:table-cell>
          <table:table-cell table:style-name="ce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Devika P Ranjith</text:p>
          </table:table-cell>
          <table:table-cell table:style-name="ce11" office:value-type="string" calcext:value-type="string">
            <text:p>TVE18AR018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38" office:value-type="string" calcext:value-type="string">
            <text:p>CS302</text:p>
          </table:table-cell>
          <table:table-cell table:number-columns-repeated="2"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3"/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19" calcext:value-type="float">
            <text:p>19</text:p>
          </table:table-cell>
          <table:table-cell table:number-columns-repeated="5" table:style-name="ce42" office:value-type="float" office:value="18" calcext:value-type="float">
            <text:p>18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3" office:value-type="float" office:value="158" calcext:value-type="float">
            <text:p>158</text:p>
          </table:table-cell>
          <table:table-cell table:style-name="ce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Fejina Teresa A F</text:p>
          </table:table-cell>
          <table:table-cell table:style-name="ce11" office:value-type="string" calcext:value-type="string">
            <text:p>TVE19MCA029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RLMCA208 <text:s/></text:p>
          </table:table-cell>
          <table:table-cell table:style-name="ce38" office:value-type="string" calcext:value-type="string">
            <text:p>ME302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11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3" office:value-type="float" office:value="45" calcext:value-type="float">
            <text:p>45</text:p>
          </table:table-cell>
          <table:table-cell table:style-name="ce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Mohammed Adil M K</text:p>
          </table:table-cell>
          <table:table-cell table:style-name="ce11" office:value-type="string" calcext:value-type="string">
            <text:p>MDL15BM034</text:p>
          </table:table-cell>
          <table:table-cell table:style-name="ce11" table:formula="of:=MID([.E13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38" office:value-type="string" calcext:value-type="string">
            <text:p>MP302</text:p>
          </table:table-cell>
          <table:table-cell table:style-name="ce42" table:number-columns-repeated="15"/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Aju <text:s/>Varghese</text:p>
          </table:table-cell>
          <table:table-cell table:style-name="ce11" office:value-type="string" calcext:value-type="string">
            <text:p>BMC15CS004</text:p>
          </table:table-cell>
          <table:table-cell table:style-name="ce11" table:formula="of:=MID([.E14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38" office:value-type="string" calcext:value-type="string">
            <text:p>MR302</text:p>
          </table:table-cell>
          <table:table-cell table:style-name="ce42" table:number-columns-repeated="15"/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ditya Francis Chettupuzhakaren</text:p>
          </table:table-cell>
          <table:table-cell table:style-name="ce11" office:value-type="string" calcext:value-type="string">
            <text:p>CEC15CS004</text:p>
          </table:table-cell>
          <table:table-cell table:style-name="ce11" table:formula="of:=MID([.E15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39" office:value-type="string" calcext:value-type="string">
            <text:p>Total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8" table:style-name="ce43" office:value-type="float" office:value="19" calcext:value-type="float">
            <text:p>19</text:p>
          </table:table-cell>
          <table:table-cell table:number-columns-repeated="7" table:style-name="ce43" office:value-type="float" office:value="18" calcext:value-type="float">
            <text:p>18</text:p>
          </table:table-cell>
          <table:table-cell table:style-name="ce43" office:value-type="float" office:value="296" calcext:value-type="float">
            <text:p>296</text:p>
          </table:table-cell>
          <table:table-cell table:style-name="ce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dithya A R</text:p>
          </table:table-cell>
          <table:table-cell table:style-name="ce11" office:value-type="string" calcext:value-type="string">
            <text:p>KTE15CS003</text:p>
          </table:table-cell>
          <table:table-cell table:style-name="ce11" table:formula="of:=MID([.E16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Sarath. <text:s/>T. S</text:p>
          </table:table-cell>
          <table:table-cell table:style-name="ce11" office:value-type="string" calcext:value-type="string">
            <text:p>LMDL15CS128</text:p>
          </table:table-cell>
          <table:table-cell table:style-name="ce11" table:formula="of:=MID([.E17];5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Abhijith <text:s/>V</text:p>
          </table:table-cell>
          <table:table-cell table:style-name="ce11" office:value-type="string" calcext:value-type="string">
            <text:p>MDL15CS003</text:p>
          </table:table-cell>
          <table:table-cell table:style-name="ce11" table:formula="of:=MID([.E18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Sowmya <text:s/>M.</text:p>
          </table:table-cell>
          <table:table-cell table:style-name="ce11" office:value-type="string" calcext:value-type="string">
            <text:p>MDL15CS103</text:p>
          </table:table-cell>
          <table:table-cell table:style-name="ce11" table:formula="of:=MID([.E19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Arjun <text:s/>Jayesh</text:p>
          </table:table-cell>
          <table:table-cell table:style-name="ce11" office:value-type="string" calcext:value-type="string">
            <text:p>NCE15CS017</text:p>
          </table:table-cell>
          <table:table-cell table:style-name="ce11" table:formula="of:=MID([.E20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2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23])" office:value-type="string" office:string-value="Room :210" calcext:value-type="string">
            <text:p>Room :210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Noyal <text:s/>Jose</text:p>
          </table:table-cell>
          <table:table-cell table:style-name="ce11" office:value-type="string" calcext:value-type="string">
            <text:p>TOC15CS038</text:p>
          </table:table-cell>
          <table:table-cell table:style-name="ce11" table:formula="of:=MID([.E23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Alan K Antony</text:p>
          </table:table-cell>
          <table:table-cell table:style-name="ce11" office:value-type="string" calcext:value-type="string">
            <text:p>TOC15ME020</text:p>
          </table:table-cell>
          <table:table-cell table:style-name="ce11" table:formula="of:=MID([.E24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P S Bharath Krishna </text:p>
          </table:table-cell>
          <table:table-cell table:style-name="ce11" office:value-type="string" calcext:value-type="string">
            <text:p>TOC15ME044</text:p>
          </table:table-cell>
          <table:table-cell table:style-name="ce11" table:formula="of:=MID([.E25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Gokul <text:s/>Ravi</text:p>
          </table:table-cell>
          <table:table-cell table:style-name="ce11" office:value-type="string" calcext:value-type="string">
            <text:p>TOC15ME058</text:p>
          </table:table-cell>
          <table:table-cell table:style-name="ce11" table:formula="of:=MID([.E26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Mirzani <text:s/>Almaha</text:p>
          </table:table-cell>
          <table:table-cell table:style-name="ce11" office:value-type="string" calcext:value-type="string">
            <text:p>MDL16EBE037</text:p>
          </table:table-cell>
          <table:table-cell table:style-name="ce11" table:formula="of:=MID([.E27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Mustafa <text:s/>Ayath S</text:p>
          </table:table-cell>
          <table:table-cell table:style-name="ce11" office:value-type="string" calcext:value-type="string">
            <text:p>MDL16EBE040</text:p>
          </table:table-cell>
          <table:table-cell table:style-name="ce11" table:formula="of:=MID([.E28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Rockose <text:s/>E P</text:p>
          </table:table-cell>
          <table:table-cell table:style-name="ce11" office:value-type="string" calcext:value-type="string">
            <text:p>MDL16EBE047</text:p>
          </table:table-cell>
          <table:table-cell table:style-name="ce11" table:formula="of:=MID([.E29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Vineeth Vincent William.P</text:p>
          </table:table-cell>
          <table:table-cell table:style-name="ce11" office:value-type="string" calcext:value-type="string">
            <text:p>MDL16EBE058</text:p>
          </table:table-cell>
          <table:table-cell table:style-name="ce11" table:formula="of:=MID([.E30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Muhammed Faras V M</text:p>
          </table:table-cell>
          <table:table-cell table:style-name="ce11" office:value-type="string" calcext:value-type="string">
            <text:p>TCE16CH034</text:p>
          </table:table-cell>
          <table:table-cell table:style-name="ce11" table:formula="of:=MID([.E31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Akash <text:s/>A</text:p>
          </table:table-cell>
          <table:table-cell table:style-name="ce11" office:value-type="string" calcext:value-type="string">
            <text:p>TCE16CH006</text:p>
          </table:table-cell>
          <table:table-cell table:style-name="ce11" table:formula="of:=MID([.E32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Battis <text:s/>Soji</text:p>
          </table:table-cell>
          <table:table-cell table:style-name="ce11" office:value-type="string" calcext:value-type="string">
            <text:p>TCE16CH017</text:p>
          </table:table-cell>
          <table:table-cell table:style-name="ce11" table:formula="of:=MID([.E33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Naveen <text:s/>Vijay</text:p>
          </table:table-cell>
          <table:table-cell table:style-name="ce11" office:value-type="string" calcext:value-type="string">
            <text:p>TCE16CH036</text:p>
          </table:table-cell>
          <table:table-cell table:style-name="ce11" table:formula="of:=MID([.E34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Rahul <text:s/>Harikumar</text:p>
          </table:table-cell>
          <table:table-cell table:style-name="ce11" office:value-type="string" calcext:value-type="string">
            <text:p>TCE16CH041</text:p>
          </table:table-cell>
          <table:table-cell table:style-name="ce11" table:formula="of:=MID([.E35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Koshy Shibu Thomas</text:p>
          </table:table-cell>
          <table:table-cell table:style-name="ce11" office:value-type="string" calcext:value-type="string">
            <text:p>ADR16CS031</text:p>
          </table:table-cell>
          <table:table-cell table:style-name="ce11" table:formula="of:=MID([.E36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Leahn Jude D'souza</text:p>
          </table:table-cell>
          <table:table-cell table:style-name="ce11" office:value-type="string" calcext:value-type="string">
            <text:p>ADR16CS032</text:p>
          </table:table-cell>
          <table:table-cell table:style-name="ce11" table:formula="of:=MID([.E37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Sourav <text:s/>N.T</text:p>
          </table:table-cell>
          <table:table-cell table:style-name="ce11" office:value-type="string" calcext:value-type="string">
            <text:p>AIK16CS041</text:p>
          </table:table-cell>
          <table:table-cell table:style-name="ce11" table:formula="of:=MID([.E38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Peeyush <text:s/>K</text:p>
          </table:table-cell>
          <table:table-cell table:style-name="ce11" office:value-type="string" calcext:value-type="string">
            <text:p>CEC16CS054</text:p>
          </table:table-cell>
          <table:table-cell table:style-name="ce11" table:formula="of:=MID([.E39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Ajai Prasad Thampi</text:p>
          </table:table-cell>
          <table:table-cell table:style-name="ce11" office:value-type="string" calcext:value-type="string">
            <text:p>MAC16CS002</text:p>
          </table:table-cell>
          <table:table-cell table:style-name="ce11" table:formula="of:=MID([.E40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5" office:value-type="string" calcext:value-type="string">
            <text:p>A19</text:p>
          </table:table-cell>
          <table:table-cell table:style-name="ce5" office:value-type="string" calcext:value-type="string">
            <text:p>Jershan K Raju</text:p>
          </table:table-cell>
          <table:table-cell table:style-name="ce11" office:value-type="string" calcext:value-type="string">
            <text:p>MCT16CS032</text:p>
          </table:table-cell>
          <table:table-cell table:style-name="ce11" table:formula="of:=MID([.E41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44])" office:value-type="string" office:string-value="Room :211" calcext:value-type="string">
            <text:p>Room :211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Ramprasan R P</text:p>
          </table:table-cell>
          <table:table-cell table:style-name="ce11" office:value-type="string" calcext:value-type="string">
            <text:p>MCT16CS046</text:p>
          </table:table-cell>
          <table:table-cell table:style-name="ce11" table:formula="of:=MID([.E44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Sayyid Naeemul Haq M K</text:p>
          </table:table-cell>
          <table:table-cell table:style-name="ce11" office:value-type="string" calcext:value-type="string">
            <text:p>MDL16CS098</text:p>
          </table:table-cell>
          <table:table-cell table:style-name="ce11" table:formula="of:=MID([.E45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Muzammil A P</text:p>
          </table:table-cell>
          <table:table-cell table:style-name="ce11" office:value-type="string" calcext:value-type="string">
            <text:p>RCE16CS038</text:p>
          </table:table-cell>
          <table:table-cell table:style-name="ce11" table:formula="of:=MID([.E46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Andrew K Philip</text:p>
          </table:table-cell>
          <table:table-cell table:style-name="ce11" office:value-type="string" calcext:value-type="string">
            <text:p>RET16CS039</text:p>
          </table:table-cell>
          <table:table-cell table:style-name="ce11" table:formula="of:=MID([.E47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Harold <text:s/>Edison</text:p>
          </table:table-cell>
          <table:table-cell table:style-name="ce11" office:value-type="string" calcext:value-type="string">
            <text:p>RET16CS104</text:p>
          </table:table-cell>
          <table:table-cell table:style-name="ce11" table:formula="of:=MID([.E48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Reju <text:s/>Subash</text:p>
          </table:table-cell>
          <table:table-cell table:style-name="ce11" office:value-type="string" calcext:value-type="string">
            <text:p>RET16CS173</text:p>
          </table:table-cell>
          <table:table-cell table:style-name="ce11" table:formula="of:=MID([.E49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Clint Paul <text:s/></text:p>
          </table:table-cell>
          <table:table-cell table:style-name="ce11" office:value-type="string" calcext:value-type="string">
            <text:p>SHR16CS028</text:p>
          </table:table-cell>
          <table:table-cell table:style-name="ce11" table:formula="of:=MID([.E50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Rahul <text:s/>Raj</text:p>
          </table:table-cell>
          <table:table-cell table:style-name="ce11" office:value-type="string" calcext:value-type="string">
            <text:p>TKI16CS021</text:p>
          </table:table-cell>
          <table:table-cell table:style-name="ce11" table:formula="of:=MID([.E51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Muhammed Yazim C A</text:p>
          </table:table-cell>
          <table:table-cell table:style-name="ce11" office:value-type="string" calcext:value-type="string">
            <text:p>ILE16ME010</text:p>
          </table:table-cell>
          <table:table-cell table:style-name="ce11" table:formula="of:=MID([.E52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Nihal <text:s/>Nazar</text:p>
          </table:table-cell>
          <table:table-cell table:style-name="ce11" office:value-type="string" calcext:value-type="string">
            <text:p>ILE16ME012</text:p>
          </table:table-cell>
          <table:table-cell table:style-name="ce11" table:formula="of:=MID([.E53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Aravind <text:s/>Suresh</text:p>
          </table:table-cell>
          <table:table-cell table:style-name="ce11" office:value-type="string" calcext:value-type="string">
            <text:p>KIT16AU008</text:p>
          </table:table-cell>
          <table:table-cell table:style-name="ce11" table:formula="of:=MID([.E54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Diyol Thomas </text:p>
          </table:table-cell>
          <table:table-cell table:style-name="ce11" office:value-type="string" calcext:value-type="string">
            <text:p>KIT16AU011</text:p>
          </table:table-cell>
          <table:table-cell table:style-name="ce11" table:formula="of:=MID([.E55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Jerin <text:s/>Joseph</text:p>
          </table:table-cell>
          <table:table-cell table:style-name="ce11" office:value-type="string" calcext:value-type="string">
            <text:p>KIT16AU014</text:p>
          </table:table-cell>
          <table:table-cell table:style-name="ce11" table:formula="of:=MID([.E56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Sobin <text:s/>Baby</text:p>
          </table:table-cell>
          <table:table-cell table:style-name="ce11" office:value-type="string" calcext:value-type="string">
            <text:p>LMC16ME054</text:p>
          </table:table-cell>
          <table:table-cell table:style-name="ce11" table:formula="of:=MID([.E57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Dawn <text:s/>Abraham</text:p>
          </table:table-cell>
          <table:table-cell table:style-name="ce11" office:value-type="string" calcext:value-type="string">
            <text:p>MBC16ME020</text:p>
          </table:table-cell>
          <table:table-cell table:style-name="ce11" table:formula="of:=MID([.E58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Naseeh <text:s/>Rahman</text:p>
          </table:table-cell>
          <table:table-cell table:style-name="ce11" office:value-type="string" calcext:value-type="string">
            <text:p>RCE16ME042</text:p>
          </table:table-cell>
          <table:table-cell table:style-name="ce11" table:formula="of:=MID([.E59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Ananthu <text:s/>Manikuttan</text:p>
          </table:table-cell>
          <table:table-cell table:style-name="ce11" office:value-type="string" calcext:value-type="string">
            <text:p>TCE16ME006</text:p>
          </table:table-cell>
          <table:table-cell table:style-name="ce11" table:formula="of:=MID([.E60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Justin <text:s/>Joseph</text:p>
          </table:table-cell>
          <table:table-cell table:style-name="ce11" office:value-type="string" calcext:value-type="string">
            <text:p>TCR16ME058</text:p>
          </table:table-cell>
          <table:table-cell table:style-name="ce11" table:formula="of:=MID([.E61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5" office:value-type="string" calcext:value-type="string">
            <text:p>A19</text:p>
          </table:table-cell>
          <table:table-cell table:style-name="ce5" office:value-type="string" calcext:value-type="string">
            <text:p>Jithin <text:s/>Thomas</text:p>
          </table:table-cell>
          <table:table-cell table:style-name="ce11" office:value-type="string" calcext:value-type="string">
            <text:p>SCM17ME062</text:p>
          </table:table-cell>
          <table:table-cell table:style-name="ce11" table:formula="of:=MID([.E62];4;2)" office:value-type="string" office:string-value="17" calcext:value-type="string">
            <text:p>17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65])" office:value-type="string" office:string-value="Room :301" calcext:value-type="string">
            <text:p>Room :301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Annet Mary Vincent</text:p>
          </table:table-cell>
          <table:table-cell table:style-name="ce11" office:value-type="string" calcext:value-type="string">
            <text:p>KKE18AE013</text:p>
          </table:table-cell>
          <table:table-cell table:style-name="ce11" table:formula="of:=MID([.E6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A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Asnamol <text:s/>C.A</text:p>
          </table:table-cell>
          <table:table-cell table:style-name="ce11" office:value-type="string" calcext:value-type="string">
            <text:p>RET18AE021</text:p>
          </table:table-cell>
          <table:table-cell table:style-name="ce11" table:formula="of:=MID([.E6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A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Meera <text:s/>S</text:p>
          </table:table-cell>
          <table:table-cell table:style-name="ce11" office:value-type="string" calcext:value-type="string">
            <text:p>TVE18AE039</text:p>
          </table:table-cell>
          <table:table-cell table:style-name="ce11" table:formula="of:=MID([.E6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A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Aiswarya K <text:s/></text:p>
          </table:table-cell>
          <table:table-cell table:style-name="ce11" office:value-type="string" calcext:value-type="string">
            <text:p>LMDL18EBE063</text:p>
          </table:table-cell>
          <table:table-cell table:style-name="ce11" table:formula="of:=MID([.E68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Drishya Raj V T <text:s/></text:p>
          </table:table-cell>
          <table:table-cell table:style-name="ce11" office:value-type="string" calcext:value-type="string">
            <text:p>LMDL18EBE064</text:p>
          </table:table-cell>
          <table:table-cell table:style-name="ce11" table:formula="of:=MID([.E69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Mohammed Nadeem Vazhakulangara</text:p>
          </table:table-cell>
          <table:table-cell table:style-name="ce11" office:value-type="string" calcext:value-type="string">
            <text:p>LMDL18EBE065</text:p>
          </table:table-cell>
          <table:table-cell table:style-name="ce11" table:formula="of:=MID([.E70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Rifath Bin Latheef Eanu M K</text:p>
          </table:table-cell>
          <table:table-cell table:style-name="ce11" office:value-type="string" calcext:value-type="string">
            <text:p>LMDL18EBE066</text:p>
          </table:table-cell>
          <table:table-cell table:style-name="ce11" table:formula="of:=MID([.E71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Sreerag <text:s/>O</text:p>
          </table:table-cell>
          <table:table-cell table:style-name="ce11" office:value-type="string" calcext:value-type="string">
            <text:p>LMDL18EBE067</text:p>
          </table:table-cell>
          <table:table-cell table:style-name="ce11" table:formula="of:=MID([.E72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Vijayalakshmi <text:s/>K</text:p>
          </table:table-cell>
          <table:table-cell table:style-name="ce11" office:value-type="string" calcext:value-type="string">
            <text:p>LMDL18EBE068</text:p>
          </table:table-cell>
          <table:table-cell table:style-name="ce11" table:formula="of:=MID([.E73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Abhijath <text:s/>S</text:p>
          </table:table-cell>
          <table:table-cell table:style-name="ce11" office:value-type="string" calcext:value-type="string">
            <text:p>MDL18EBE001</text:p>
          </table:table-cell>
          <table:table-cell table:style-name="ce11" table:formula="of:=MID([.E7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Abhinav <text:s/>D</text:p>
          </table:table-cell>
          <table:table-cell table:style-name="ce11" office:value-type="string" calcext:value-type="string">
            <text:p>MDL18EBE002</text:p>
          </table:table-cell>
          <table:table-cell table:style-name="ce11" table:formula="of:=MID([.E7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Abhiramy <text:s/>Rajeev</text:p>
          </table:table-cell>
          <table:table-cell table:style-name="ce11" office:value-type="string" calcext:value-type="string">
            <text:p>MDL18EBE003</text:p>
          </table:table-cell>
          <table:table-cell table:style-name="ce11" table:formula="of:=MID([.E7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bhishek <text:s/>A S</text:p>
          </table:table-cell>
          <table:table-cell table:style-name="ce11" office:value-type="string" calcext:value-type="string">
            <text:p>MDL18EBE004</text:p>
          </table:table-cell>
          <table:table-cell table:style-name="ce11" table:formula="of:=MID([.E7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bijith <text:s/>Sureshbabu</text:p>
          </table:table-cell>
          <table:table-cell table:style-name="ce11" office:value-type="string" calcext:value-type="string">
            <text:p>MDL18EBE005</text:p>
          </table:table-cell>
          <table:table-cell table:style-name="ce11" table:formula="of:=MID([.E7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Akshitha Mb <text:s/>Mb</text:p>
          </table:table-cell>
          <table:table-cell table:style-name="ce11" office:value-type="string" calcext:value-type="string">
            <text:p>MDL18EBE006</text:p>
          </table:table-cell>
          <table:table-cell table:style-name="ce11" table:formula="of:=MID([.E7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Alan <text:s/>Shaji</text:p>
          </table:table-cell>
          <table:table-cell table:style-name="ce11" office:value-type="string" calcext:value-type="string">
            <text:p>MDL18EBE007</text:p>
          </table:table-cell>
          <table:table-cell table:style-name="ce11" table:formula="of:=MID([.E8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Amaya <text:s/>K</text:p>
          </table:table-cell>
          <table:table-cell table:style-name="ce11" office:value-type="string" calcext:value-type="string">
            <text:p>MDL18EBE009</text:p>
          </table:table-cell>
          <table:table-cell table:style-name="ce11" table:formula="of:=MID([.E8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Amrutha Raj <text:s/>Arakkal</text:p>
          </table:table-cell>
          <table:table-cell table:style-name="ce11" office:value-type="string" calcext:value-type="string">
            <text:p>MDL18EBE010</text:p>
          </table:table-cell>
          <table:table-cell table:style-name="ce11" table:formula="of:=MID([.E8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5" office:value-type="string" calcext:value-type="string">
            <text:p>A19</text:p>
          </table:table-cell>
          <table:table-cell table:style-name="ce5" office:value-type="string" calcext:value-type="string">
            <text:p>Ananthu <text:s/>R</text:p>
          </table:table-cell>
          <table:table-cell table:style-name="ce11" office:value-type="string" calcext:value-type="string">
            <text:p>MDL18EBE011</text:p>
          </table:table-cell>
          <table:table-cell table:style-name="ce11" table:formula="of:=MID([.E8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86])" office:value-type="string" office:string-value="Room :309" calcext:value-type="string">
            <text:p>Room :309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Anaswara <text:s/>K</text:p>
          </table:table-cell>
          <table:table-cell table:style-name="ce11" office:value-type="string" calcext:value-type="string">
            <text:p>MDL18EBE012</text:p>
          </table:table-cell>
          <table:table-cell table:style-name="ce11" table:formula="of:=MID([.E8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Ann <text:s/>Cyprian</text:p>
          </table:table-cell>
          <table:table-cell table:style-name="ce11" office:value-type="string" calcext:value-type="string">
            <text:p>MDL18EBE013</text:p>
          </table:table-cell>
          <table:table-cell table:style-name="ce11" table:formula="of:=MID([.E8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Athulya Ullas P</text:p>
          </table:table-cell>
          <table:table-cell table:style-name="ce11" office:value-type="string" calcext:value-type="string">
            <text:p>MDL18EBE014</text:p>
          </table:table-cell>
          <table:table-cell table:style-name="ce11" table:formula="of:=MID([.E8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Belram <text:s/>S</text:p>
          </table:table-cell>
          <table:table-cell table:style-name="ce11" office:value-type="string" calcext:value-type="string">
            <text:p>MDL18EBE015</text:p>
          </table:table-cell>
          <table:table-cell table:style-name="ce11" table:formula="of:=MID([.E8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Binal P Baby</text:p>
          </table:table-cell>
          <table:table-cell table:style-name="ce11" office:value-type="string" calcext:value-type="string">
            <text:p>MDL18EBE016</text:p>
          </table:table-cell>
          <table:table-cell table:style-name="ce11" table:formula="of:=MID([.E9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Binusree <text:s/>M B</text:p>
          </table:table-cell>
          <table:table-cell table:style-name="ce11" office:value-type="string" calcext:value-type="string">
            <text:p>MDL18EBE017</text:p>
          </table:table-cell>
          <table:table-cell table:style-name="ce11" table:formula="of:=MID([.E9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Denil Geo Daise</text:p>
          </table:table-cell>
          <table:table-cell table:style-name="ce11" office:value-type="string" calcext:value-type="string">
            <text:p>MDL18EBE018</text:p>
          </table:table-cell>
          <table:table-cell table:style-name="ce11" table:formula="of:=MID([.E9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Devika <text:s/>Krishnan</text:p>
          </table:table-cell>
          <table:table-cell table:style-name="ce11" office:value-type="string" calcext:value-type="string">
            <text:p>MDL18EBE020</text:p>
          </table:table-cell>
          <table:table-cell table:style-name="ce11" table:formula="of:=MID([.E9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Diya Fathima M S</text:p>
          </table:table-cell>
          <table:table-cell table:style-name="ce11" office:value-type="string" calcext:value-type="string">
            <text:p>MDL18EBE021</text:p>
          </table:table-cell>
          <table:table-cell table:style-name="ce11" table:formula="of:=MID([.E9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Fabiya <text:s/>C A</text:p>
          </table:table-cell>
          <table:table-cell table:style-name="ce11" office:value-type="string" calcext:value-type="string">
            <text:p>MDL18EBE022</text:p>
          </table:table-cell>
          <table:table-cell table:style-name="ce11" table:formula="of:=MID([.E9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Fathima <text:s/>Noureen E.A</text:p>
          </table:table-cell>
          <table:table-cell table:style-name="ce11" office:value-type="string" calcext:value-type="string">
            <text:p>MDL18EBE023</text:p>
          </table:table-cell>
          <table:table-cell table:style-name="ce11" table:formula="of:=MID([.E9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Fathima <text:s/>Siraj</text:p>
          </table:table-cell>
          <table:table-cell table:style-name="ce11" office:value-type="string" calcext:value-type="string">
            <text:p>MDL18EBE024</text:p>
          </table:table-cell>
          <table:table-cell table:style-name="ce11" table:formula="of:=MID([.E9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Hazeena <text:s/>O S</text:p>
          </table:table-cell>
          <table:table-cell table:style-name="ce11" office:value-type="string" calcext:value-type="string">
            <text:p>MDL18EBE027</text:p>
          </table:table-cell>
          <table:table-cell table:style-name="ce11" table:formula="of:=MID([.E9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Husna Fathima U M</text:p>
          </table:table-cell>
          <table:table-cell table:style-name="ce11" office:value-type="string" calcext:value-type="string">
            <text:p>MDL18EBE028</text:p>
          </table:table-cell>
          <table:table-cell table:style-name="ce11" table:formula="of:=MID([.E9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Jasbeer <text:s/>Bj</text:p>
          </table:table-cell>
          <table:table-cell table:style-name="ce11" office:value-type="string" calcext:value-type="string">
            <text:p>MDL18EBE029</text:p>
          </table:table-cell>
          <table:table-cell table:style-name="ce11" table:formula="of:=MID([.E10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Jasmin V A</text:p>
          </table:table-cell>
          <table:table-cell table:style-name="ce11" office:value-type="string" calcext:value-type="string">
            <text:p>MDL18EBE030</text:p>
          </table:table-cell>
          <table:table-cell table:style-name="ce11" table:formula="of:=MID([.E10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Jency <text:s/>Babu</text:p>
          </table:table-cell>
          <table:table-cell table:style-name="ce11" office:value-type="string" calcext:value-type="string">
            <text:p>MDL18EBE031</text:p>
          </table:table-cell>
          <table:table-cell table:style-name="ce11" table:formula="of:=MID([.E10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Jibi <text:s/>Antony</text:p>
          </table:table-cell>
          <table:table-cell table:style-name="ce11" office:value-type="string" calcext:value-type="string">
            <text:p>MDL18EBE032</text:p>
          </table:table-cell>
          <table:table-cell table:style-name="ce11" table:formula="of:=MID([.E10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5" office:value-type="string" calcext:value-type="string">
            <text:p>A19</text:p>
          </table:table-cell>
          <table:table-cell table:style-name="ce5" office:value-type="string" calcext:value-type="string">
            <text:p>Juby <text:s/>Mathew</text:p>
          </table:table-cell>
          <table:table-cell table:style-name="ce11" office:value-type="string" calcext:value-type="string">
            <text:p>MDL18EBE033</text:p>
          </table:table-cell>
          <table:table-cell table:style-name="ce11" table:formula="of:=MID([.E10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107])" office:value-type="string" office:string-value="Room :310" calcext:value-type="string">
            <text:p>Room :310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Juvairiya <text:s/>Shajahan</text:p>
          </table:table-cell>
          <table:table-cell table:style-name="ce11" office:value-type="string" calcext:value-type="string">
            <text:p>MDL18EBE034</text:p>
          </table:table-cell>
          <table:table-cell table:style-name="ce11" table:formula="of:=MID([.E10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Keerthana <text:s/>Mariya</text:p>
          </table:table-cell>
          <table:table-cell table:style-name="ce11" office:value-type="string" calcext:value-type="string">
            <text:p>MDL18EBE035</text:p>
          </table:table-cell>
          <table:table-cell table:style-name="ce11" table:formula="of:=MID([.E10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Krishna <text:s/>Sailesh</text:p>
          </table:table-cell>
          <table:table-cell table:style-name="ce11" office:value-type="string" calcext:value-type="string">
            <text:p>MDL18EBE036</text:p>
          </table:table-cell>
          <table:table-cell table:style-name="ce11" table:formula="of:=MID([.E10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Lashik <text:s/>Laiju</text:p>
          </table:table-cell>
          <table:table-cell table:style-name="ce11" office:value-type="string" calcext:value-type="string">
            <text:p>MDL18EBE038</text:p>
          </table:table-cell>
          <table:table-cell table:style-name="ce11" table:formula="of:=MID([.E11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Leo Mathews George</text:p>
          </table:table-cell>
          <table:table-cell table:style-name="ce11" office:value-type="string" calcext:value-type="string">
            <text:p>MDL18EBE039</text:p>
          </table:table-cell>
          <table:table-cell table:style-name="ce11" table:formula="of:=MID([.E11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Maria <text:s/>Benny</text:p>
          </table:table-cell>
          <table:table-cell table:style-name="ce11" office:value-type="string" calcext:value-type="string">
            <text:p>MDL18EBE040</text:p>
          </table:table-cell>
          <table:table-cell table:style-name="ce11" table:formula="of:=MID([.E11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Mathew P Zacharia</text:p>
          </table:table-cell>
          <table:table-cell table:style-name="ce11" office:value-type="string" calcext:value-type="string">
            <text:p>MDL18EBE041</text:p>
          </table:table-cell>
          <table:table-cell table:style-name="ce11" table:formula="of:=MID([.E11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Merin Thresia Judy</text:p>
          </table:table-cell>
          <table:table-cell table:style-name="ce11" office:value-type="string" calcext:value-type="string">
            <text:p>MDL18EBE042</text:p>
          </table:table-cell>
          <table:table-cell table:style-name="ce11" table:formula="of:=MID([.E11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Mohammed <text:s/>Salih</text:p>
          </table:table-cell>
          <table:table-cell table:style-name="ce11" office:value-type="string" calcext:value-type="string">
            <text:p>MDL18EBE043</text:p>
          </table:table-cell>
          <table:table-cell table:style-name="ce11" table:formula="of:=MID([.E11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Neetha Jayan Thomas</text:p>
          </table:table-cell>
          <table:table-cell table:style-name="ce11" office:value-type="string" calcext:value-type="string">
            <text:p>MDL18EBE045</text:p>
          </table:table-cell>
          <table:table-cell table:style-name="ce11" table:formula="of:=MID([.E11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Nesrin Abdul Abdulali</text:p>
          </table:table-cell>
          <table:table-cell table:style-name="ce11" office:value-type="string" calcext:value-type="string">
            <text:p>MDL18EBE046</text:p>
          </table:table-cell>
          <table:table-cell table:style-name="ce11" table:formula="of:=MID([.E11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Parvathy Korambore Sooraj</text:p>
          </table:table-cell>
          <table:table-cell table:style-name="ce11" office:value-type="string" calcext:value-type="string">
            <text:p>MDL18EBE047</text:p>
          </table:table-cell>
          <table:table-cell table:style-name="ce11" table:formula="of:=MID([.E11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P A Shekha Mol</text:p>
          </table:table-cell>
          <table:table-cell table:style-name="ce11" office:value-type="string" calcext:value-type="string">
            <text:p>MDL18EBE048</text:p>
          </table:table-cell>
          <table:table-cell table:style-name="ce11" table:formula="of:=MID([.E11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Rahana <text:s/>V J</text:p>
          </table:table-cell>
          <table:table-cell table:style-name="ce11" office:value-type="string" calcext:value-type="string">
            <text:p>MDL18EBE050</text:p>
          </table:table-cell>
          <table:table-cell table:style-name="ce11" table:formula="of:=MID([.E12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Rinni Mariam Mathew</text:p>
          </table:table-cell>
          <table:table-cell table:style-name="ce11" office:value-type="string" calcext:value-type="string">
            <text:p>MDL18EBE051</text:p>
          </table:table-cell>
          <table:table-cell table:style-name="ce11" table:formula="of:=MID([.E12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Rosebel <text:s/>Shiaju</text:p>
          </table:table-cell>
          <table:table-cell table:style-name="ce11" office:value-type="string" calcext:value-type="string">
            <text:p>MDL18EBE053</text:p>
          </table:table-cell>
          <table:table-cell table:style-name="ce11" table:formula="of:=MID([.E12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Shaheeha K Shaheeha K</text:p>
          </table:table-cell>
          <table:table-cell table:style-name="ce11" office:value-type="string" calcext:value-type="string">
            <text:p>MDL18EBE054</text:p>
          </table:table-cell>
          <table:table-cell table:style-name="ce11" table:formula="of:=MID([.E12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Shreyas <text:s/>P</text:p>
          </table:table-cell>
          <table:table-cell table:style-name="ce11" office:value-type="string" calcext:value-type="string">
            <text:p>MDL18EBE055</text:p>
          </table:table-cell>
          <table:table-cell table:style-name="ce11" table:formula="of:=MID([.E12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5" office:value-type="string" calcext:value-type="string">
            <text:p>A19</text:p>
          </table:table-cell>
          <table:table-cell table:style-name="ce5" office:value-type="string" calcext:value-type="string">
            <text:p>Sradha <text:s/>Baburaj</text:p>
          </table:table-cell>
          <table:table-cell table:style-name="ce11" office:value-type="string" calcext:value-type="string">
            <text:p>MDL18EBE056</text:p>
          </table:table-cell>
          <table:table-cell table:style-name="ce11" table:formula="of:=MID([.E12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128])" office:value-type="string" office:string-value="Room :311" calcext:value-type="string">
            <text:p>Room :311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Sumayya <text:s/>P A</text:p>
          </table:table-cell>
          <table:table-cell table:style-name="ce11" office:value-type="string" calcext:value-type="string">
            <text:p>MDL18EBE057</text:p>
          </table:table-cell>
          <table:table-cell table:style-name="ce11" table:formula="of:=MID([.E12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Swathi Krishna M</text:p>
          </table:table-cell>
          <table:table-cell table:style-name="ce11" office:value-type="string" calcext:value-type="string">
            <text:p>MDL18EBE058</text:p>
          </table:table-cell>
          <table:table-cell table:style-name="ce11" table:formula="of:=MID([.E12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Thanveerul <text:s/>Mirvan</text:p>
          </table:table-cell>
          <table:table-cell table:style-name="ce11" office:value-type="string" calcext:value-type="string">
            <text:p>MDL18EBE059</text:p>
          </table:table-cell>
          <table:table-cell table:style-name="ce11" table:formula="of:=MID([.E13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Treasa Maria Wilson</text:p>
          </table:table-cell>
          <table:table-cell table:style-name="ce11" office:value-type="string" calcext:value-type="string">
            <text:p>MDL18EBE060</text:p>
          </table:table-cell>
          <table:table-cell table:style-name="ce11" table:formula="of:=MID([.E13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V <text:s/>Anandhu</text:p>
          </table:table-cell>
          <table:table-cell table:style-name="ce11" office:value-type="string" calcext:value-type="string">
            <text:p>MDL18EBE061</text:p>
          </table:table-cell>
          <table:table-cell table:style-name="ce11" table:formula="of:=MID([.E13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Varadha <text:s/>M.S</text:p>
          </table:table-cell>
          <table:table-cell table:style-name="ce11" office:value-type="string" calcext:value-type="string">
            <text:p>MDL18EBE062</text:p>
          </table:table-cell>
          <table:table-cell table:style-name="ce11" table:formula="of:=MID([.E13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Ameena Muhammad </text:p>
          </table:table-cell>
          <table:table-cell table:style-name="ce11" office:value-type="string" calcext:value-type="string">
            <text:p>TKI18BM008</text:p>
          </table:table-cell>
          <table:table-cell table:style-name="ce11" table:formula="of:=MID([.E13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Aiswarya Asokkumar </text:p>
          </table:table-cell>
          <table:table-cell table:style-name="ce11" office:value-type="string" calcext:value-type="string">
            <text:p>MET18BT004</text:p>
          </table:table-cell>
          <table:table-cell table:style-name="ce11" table:formula="of:=MID([.E13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T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Amrutha Varsha K R</text:p>
          </table:table-cell>
          <table:table-cell table:style-name="ce11" office:value-type="string" calcext:value-type="string">
            <text:p>MET18BT008</text:p>
          </table:table-cell>
          <table:table-cell table:style-name="ce11" table:formula="of:=MID([.E13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T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Hisana Hameed </text:p>
          </table:table-cell>
          <table:table-cell table:style-name="ce11" office:value-type="string" calcext:value-type="string">
            <text:p>MET18BT015</text:p>
          </table:table-cell>
          <table:table-cell table:style-name="ce11" table:formula="of:=MID([.E13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T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Silpha Vinod </text:p>
          </table:table-cell>
          <table:table-cell table:style-name="ce11" office:value-type="string" calcext:value-type="string">
            <text:p>MET18BT022</text:p>
          </table:table-cell>
          <table:table-cell table:style-name="ce11" table:formula="of:=MID([.E13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T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Jerome Biji Joseph</text:p>
          </table:table-cell>
          <table:table-cell table:style-name="ce11" office:value-type="string" calcext:value-type="string">
            <text:p>TCR18CH030</text:p>
          </table:table-cell>
          <table:table-cell table:style-name="ce11" table:formula="of:=MID([.E13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Mohammed <text:s/>Aslam</text:p>
          </table:table-cell>
          <table:table-cell table:style-name="ce11" office:value-type="string" calcext:value-type="string">
            <text:p>TCR18CH038</text:p>
          </table:table-cell>
          <table:table-cell table:style-name="ce11" table:formula="of:=MID([.E14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Hina <text:s/>Mol</text:p>
          </table:table-cell>
          <table:table-cell table:style-name="ce11" office:value-type="string" calcext:value-type="string">
            <text:p>TKM18CH027</text:p>
          </table:table-cell>
          <table:table-cell table:style-name="ce11" table:formula="of:=MID([.E14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Ajmal <text:s/>Latheef</text:p>
          </table:table-cell>
          <table:table-cell table:style-name="ce11" office:value-type="string" calcext:value-type="string">
            <text:p>ADR18CS003</text:p>
          </table:table-cell>
          <table:table-cell table:style-name="ce11" table:formula="of:=MID([.E14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Meghana <text:s/>Nandan</text:p>
          </table:table-cell>
          <table:table-cell table:style-name="ce11" office:value-type="string" calcext:value-type="string">
            <text:p>ASI18CS081</text:p>
          </table:table-cell>
          <table:table-cell table:style-name="ce11" table:formula="of:=MID([.E14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Rahuldev <text:s/>P.A</text:p>
          </table:table-cell>
          <table:table-cell table:style-name="ce11" office:value-type="string" calcext:value-type="string">
            <text:p>CEC18CS034</text:p>
          </table:table-cell>
          <table:table-cell table:style-name="ce11" table:formula="of:=MID([.E14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Manu <text:s/>Mathew</text:p>
          </table:table-cell>
          <table:table-cell table:style-name="ce11" office:value-type="string" calcext:value-type="string">
            <text:p>CHN18CS079</text:p>
          </table:table-cell>
          <table:table-cell table:style-name="ce11" table:formula="of:=MID([.E14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11" calcext:value-type="float">
            <text:p>311</text:p>
          </table:table-cell>
          <table:table-cell table:style-name="ce5" office:value-type="string" calcext:value-type="string">
            <text:p>A19</text:p>
          </table:table-cell>
          <table:table-cell table:style-name="ce5" office:value-type="string" calcext:value-type="string">
            <text:p>Nivya Maria Mathew</text:p>
          </table:table-cell>
          <table:table-cell table:style-name="ce11" office:value-type="string" calcext:value-type="string">
            <text:p>CHN18CS093</text:p>
          </table:table-cell>
          <table:table-cell table:style-name="ce11" table:formula="of:=MID([.E14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149])" office:value-type="string" office:string-value="Room :312" calcext:value-type="string">
            <text:p>Room :312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Silpha <text:s/>Jackson</text:p>
          </table:table-cell>
          <table:table-cell table:style-name="ce11" office:value-type="string" calcext:value-type="string">
            <text:p>IDK18CS052</text:p>
          </table:table-cell>
          <table:table-cell table:style-name="ce11" table:formula="of:=MID([.E14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Siyana <text:s/>Sabu</text:p>
          </table:table-cell>
          <table:table-cell table:style-name="ce11" office:value-type="string" calcext:value-type="string">
            <text:p>IDK18CS054</text:p>
          </table:table-cell>
          <table:table-cell table:style-name="ce11" table:formula="of:=MID([.E15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Namitha <text:s/>Augustine</text:p>
          </table:table-cell>
          <table:table-cell table:style-name="ce11" office:value-type="string" calcext:value-type="string">
            <text:p>KNR18CS037</text:p>
          </table:table-cell>
          <table:table-cell table:style-name="ce11" table:formula="of:=MID([.E15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Adarsh <text:s/>A K</text:p>
          </table:table-cell>
          <table:table-cell table:style-name="ce11" office:value-type="string" calcext:value-type="string">
            <text:p>LMDL18CS126</text:p>
          </table:table-cell>
          <table:table-cell table:style-name="ce11" table:formula="of:=MID([.E152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Ullas Raj <text:s/></text:p>
          </table:table-cell>
          <table:table-cell table:style-name="ce11" office:value-type="string" calcext:value-type="string">
            <text:p>LMDL18CS132</text:p>
          </table:table-cell>
          <table:table-cell table:style-name="ce11" table:formula="of:=MID([.E153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Muhammad Ihsan <text:s/></text:p>
          </table:table-cell>
          <table:table-cell table:style-name="ce11" office:value-type="string" calcext:value-type="string">
            <text:p>MCC18CS017</text:p>
          </table:table-cell>
          <table:table-cell table:style-name="ce11" table:formula="of:=MID([.E15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Abel <text:s/>Rasheed</text:p>
          </table:table-cell>
          <table:table-cell table:style-name="ce11" office:value-type="string" calcext:value-type="string">
            <text:p>MDL18CS002</text:p>
          </table:table-cell>
          <table:table-cell table:style-name="ce11" table:formula="of:=MID([.E15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Abey <text:s/>John</text:p>
          </table:table-cell>
          <table:table-cell table:style-name="ce11" office:value-type="string" calcext:value-type="string">
            <text:p>MDL18CS003</text:p>
          </table:table-cell>
          <table:table-cell table:style-name="ce11" table:formula="of:=MID([.E15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Abhijith <text:s/>Krishnan</text:p>
          </table:table-cell>
          <table:table-cell table:style-name="ce11" office:value-type="string" calcext:value-type="string">
            <text:p>MDL18CS004</text:p>
          </table:table-cell>
          <table:table-cell table:style-name="ce11" table:formula="of:=MID([.E15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Abhinav <text:s/>S</text:p>
          </table:table-cell>
          <table:table-cell table:style-name="ce11" office:value-type="string" calcext:value-type="string">
            <text:p>MDL18CS005</text:p>
          </table:table-cell>
          <table:table-cell table:style-name="ce11" table:formula="of:=MID([.E15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Aditya <text:s/>Arun</text:p>
          </table:table-cell>
          <table:table-cell table:style-name="ce11" office:value-type="string" calcext:value-type="string">
            <text:p>MDL18CS006</text:p>
          </table:table-cell>
          <table:table-cell table:style-name="ce11" table:formula="of:=MID([.E15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Advaith <text:s/>Mohan</text:p>
          </table:table-cell>
          <table:table-cell table:style-name="ce11" office:value-type="string" calcext:value-type="string">
            <text:p>MDL18CS007</text:p>
          </table:table-cell>
          <table:table-cell table:style-name="ce11" table:formula="of:=MID([.E16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fnan <text:s/>Navaz</text:p>
          </table:table-cell>
          <table:table-cell table:style-name="ce11" office:value-type="string" calcext:value-type="string">
            <text:p>MDL18CS008</text:p>
          </table:table-cell>
          <table:table-cell table:style-name="ce11" table:formula="of:=MID([.E16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iswarya <text:s/>Jayachandran</text:p>
          </table:table-cell>
          <table:table-cell table:style-name="ce11" office:value-type="string" calcext:value-type="string">
            <text:p>MDL18CS009</text:p>
          </table:table-cell>
          <table:table-cell table:style-name="ce11" table:formula="of:=MID([.E16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Aiswarya Nair N</text:p>
          </table:table-cell>
          <table:table-cell table:style-name="ce11" office:value-type="string" calcext:value-type="string">
            <text:p>MDL18CS010</text:p>
          </table:table-cell>
          <table:table-cell table:style-name="ce11" table:formula="of:=MID([.E16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Akash <text:s/>Devaraj</text:p>
          </table:table-cell>
          <table:table-cell table:style-name="ce11" office:value-type="string" calcext:value-type="string">
            <text:p>MDL18CS011</text:p>
          </table:table-cell>
          <table:table-cell table:style-name="ce11" table:formula="of:=MID([.E16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Akshay S Vinod</text:p>
          </table:table-cell>
          <table:table-cell table:style-name="ce11" office:value-type="string" calcext:value-type="string">
            <text:p>MDL18CS012</text:p>
          </table:table-cell>
          <table:table-cell table:style-name="ce11" table:formula="of:=MID([.E16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Alan Anil George</text:p>
          </table:table-cell>
          <table:table-cell table:style-name="ce11" office:value-type="string" calcext:value-type="string">
            <text:p>MDL18CS013</text:p>
          </table:table-cell>
          <table:table-cell table:style-name="ce11" table:formula="of:=MID([.E16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A19</text:p>
          </table:table-cell>
          <table:table-cell table:style-name="ce6" office:value-type="string" calcext:value-type="string">
            <text:p>Aleena Augustine Gomez</text:p>
          </table:table-cell>
          <table:table-cell table:style-name="ce11" office:value-type="string" calcext:value-type="string">
            <text:p>MDL18CS014</text:p>
          </table:table-cell>
          <table:table-cell table:style-name="ce11" table:formula="of:=MID([.E16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170])" office:value-type="string" office:string-value="Room :314" calcext:value-type="string">
            <text:p>Room :314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Aleena M Georgy</text:p>
          </table:table-cell>
          <table:table-cell table:style-name="ce11" office:value-type="string" calcext:value-type="string">
            <text:p>MDL18CS015</text:p>
          </table:table-cell>
          <table:table-cell table:style-name="ce11" table:formula="of:=MID([.E17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Amal <text:s/>Jose</text:p>
          </table:table-cell>
          <table:table-cell table:style-name="ce11" office:value-type="string" calcext:value-type="string">
            <text:p>MDL18CS017</text:p>
          </table:table-cell>
          <table:table-cell table:style-name="ce11" table:formula="of:=MID([.E17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Ameen <text:s/>Azeez</text:p>
          </table:table-cell>
          <table:table-cell table:style-name="ce11" office:value-type="string" calcext:value-type="string">
            <text:p>MDL18CS018</text:p>
          </table:table-cell>
          <table:table-cell table:style-name="ce11" table:formula="of:=MID([.E17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Anjali <text:s/>Joy</text:p>
          </table:table-cell>
          <table:table-cell table:style-name="ce11" office:value-type="string" calcext:value-type="string">
            <text:p>MDL18CS020</text:p>
          </table:table-cell>
          <table:table-cell table:style-name="ce11" table:formula="of:=MID([.E17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Anna <text:s/>Emmanuel</text:p>
          </table:table-cell>
          <table:table-cell table:style-name="ce11" office:value-type="string" calcext:value-type="string">
            <text:p>MDL18CS021</text:p>
          </table:table-cell>
          <table:table-cell table:style-name="ce11" table:formula="of:=MID([.E17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Ann Mary Mathew</text:p>
          </table:table-cell>
          <table:table-cell table:style-name="ce11" office:value-type="string" calcext:value-type="string">
            <text:p>MDL18CS022</text:p>
          </table:table-cell>
          <table:table-cell table:style-name="ce11" table:formula="of:=MID([.E17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Annu <text:s/>Jolly</text:p>
          </table:table-cell>
          <table:table-cell table:style-name="ce11" office:value-type="string" calcext:value-type="string">
            <text:p>MDL18CS023</text:p>
          </table:table-cell>
          <table:table-cell table:style-name="ce11" table:formula="of:=MID([.E17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Arathy P R</text:p>
          </table:table-cell>
          <table:table-cell table:style-name="ce11" office:value-type="string" calcext:value-type="string">
            <text:p>MDL18CS024</text:p>
          </table:table-cell>
          <table:table-cell table:style-name="ce11" table:formula="of:=MID([.E17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Aravind <text:s/>K A</text:p>
          </table:table-cell>
          <table:table-cell table:style-name="ce11" office:value-type="string" calcext:value-type="string">
            <text:p>MDL18CS025</text:p>
          </table:table-cell>
          <table:table-cell table:style-name="ce11" table:formula="of:=MID([.E17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Aravind <text:s/>S</text:p>
          </table:table-cell>
          <table:table-cell table:style-name="ce11" office:value-type="string" calcext:value-type="string">
            <text:p>MDL18CS026</text:p>
          </table:table-cell>
          <table:table-cell table:style-name="ce11" table:formula="of:=MID([.E17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Ardra <text:s/>Mohan</text:p>
          </table:table-cell>
          <table:table-cell table:style-name="ce11" office:value-type="string" calcext:value-type="string">
            <text:p>MDL18CS027</text:p>
          </table:table-cell>
          <table:table-cell table:style-name="ce11" table:formula="of:=MID([.E18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Arjun K Shenoy</text:p>
          </table:table-cell>
          <table:table-cell table:style-name="ce11" office:value-type="string" calcext:value-type="string">
            <text:p>MDL18CS028</text:p>
          </table:table-cell>
          <table:table-cell table:style-name="ce11" table:formula="of:=MID([.E18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rjun R Nair</text:p>
          </table:table-cell>
          <table:table-cell table:style-name="ce11" office:value-type="string" calcext:value-type="string">
            <text:p>MDL18CS029</text:p>
          </table:table-cell>
          <table:table-cell table:style-name="ce11" table:formula="of:=MID([.E18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rjun <text:s/>Sunil</text:p>
          </table:table-cell>
          <table:table-cell table:style-name="ce11" office:value-type="string" calcext:value-type="string">
            <text:p>MDL18CS030</text:p>
          </table:table-cell>
          <table:table-cell table:style-name="ce11" table:formula="of:=MID([.E18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Arjun <text:s/>Suresh</text:p>
          </table:table-cell>
          <table:table-cell table:style-name="ce11" office:value-type="string" calcext:value-type="string">
            <text:p>MDL18CS031</text:p>
          </table:table-cell>
          <table:table-cell table:style-name="ce11" table:formula="of:=MID([.E18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Arya Jayadev K M</text:p>
          </table:table-cell>
          <table:table-cell table:style-name="ce11" office:value-type="string" calcext:value-type="string">
            <text:p>MDL18CS032</text:p>
          </table:table-cell>
          <table:table-cell table:style-name="ce11" table:formula="of:=MID([.E18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Ashish <text:s/>Kurian</text:p>
          </table:table-cell>
          <table:table-cell table:style-name="ce11" office:value-type="string" calcext:value-type="string">
            <text:p>MDL18CS033</text:p>
          </table:table-cell>
          <table:table-cell table:style-name="ce11" table:formula="of:=MID([.E18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Ashley Thomas Roy</text:p>
          </table:table-cell>
          <table:table-cell table:style-name="ce11" office:value-type="string" calcext:value-type="string">
            <text:p>MDL18CS034</text:p>
          </table:table-cell>
          <table:table-cell table:style-name="ce11" table:formula="of:=MID([.E18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string" calcext:value-type="string">
            <text:p>A19</text:p>
          </table:table-cell>
          <table:table-cell table:style-name="ce6" office:value-type="string" calcext:value-type="string">
            <text:p>Aswathy S Menon</text:p>
          </table:table-cell>
          <table:table-cell table:style-name="ce11" office:value-type="string" calcext:value-type="string">
            <text:p>MDL18CS035</text:p>
          </table:table-cell>
          <table:table-cell table:style-name="ce11" table:formula="of:=MID([.E18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191])" office:value-type="string" office:string-value="Room :315" calcext:value-type="string">
            <text:p>Room :315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Bestin <text:s/>Lalu</text:p>
          </table:table-cell>
          <table:table-cell table:style-name="ce11" office:value-type="string" calcext:value-type="string">
            <text:p>MDL18CS036</text:p>
          </table:table-cell>
          <table:table-cell table:style-name="ce11" table:formula="of:=MID([.E19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Bharath <text:s/>M</text:p>
          </table:table-cell>
          <table:table-cell table:style-name="ce11" office:value-type="string" calcext:value-type="string">
            <text:p>MDL18CS037</text:p>
          </table:table-cell>
          <table:table-cell table:style-name="ce11" table:formula="of:=MID([.E19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Bharat <text:s/>Nandakumar</text:p>
          </table:table-cell>
          <table:table-cell table:style-name="ce11" office:value-type="string" calcext:value-type="string">
            <text:p>MDL18CS038</text:p>
          </table:table-cell>
          <table:table-cell table:style-name="ce11" table:formula="of:=MID([.E19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Christeph P Emmanuvel</text:p>
          </table:table-cell>
          <table:table-cell table:style-name="ce11" office:value-type="string" calcext:value-type="string">
            <text:p>MDL18CS040</text:p>
          </table:table-cell>
          <table:table-cell table:style-name="ce11" table:formula="of:=MID([.E19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Christy <text:s/>Finny</text:p>
          </table:table-cell>
          <table:table-cell table:style-name="ce11" office:value-type="string" calcext:value-type="string">
            <text:p>MDL18CS041</text:p>
          </table:table-cell>
          <table:table-cell table:style-name="ce11" table:formula="of:=MID([.E19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Davis <text:s/>Sebastian</text:p>
          </table:table-cell>
          <table:table-cell table:style-name="ce11" office:value-type="string" calcext:value-type="string">
            <text:p>MDL18CS042</text:p>
          </table:table-cell>
          <table:table-cell table:style-name="ce11" table:formula="of:=MID([.E19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Diya Maria Deepak</text:p>
          </table:table-cell>
          <table:table-cell table:style-name="ce11" office:value-type="string" calcext:value-type="string">
            <text:p>MDL18CS043</text:p>
          </table:table-cell>
          <table:table-cell table:style-name="ce11" table:formula="of:=MID([.E19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Eldhose <text:s/>Peter</text:p>
          </table:table-cell>
          <table:table-cell table:style-name="ce11" office:value-type="string" calcext:value-type="string">
            <text:p>MDL18CS044</text:p>
          </table:table-cell>
          <table:table-cell table:style-name="ce11" table:formula="of:=MID([.E19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Emmanuel <text:s/>Antony</text:p>
          </table:table-cell>
          <table:table-cell table:style-name="ce11" office:value-type="string" calcext:value-type="string">
            <text:p>MDL18CS046</text:p>
          </table:table-cell>
          <table:table-cell table:style-name="ce11" table:formula="of:=MID([.E19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Eshaan K S</text:p>
          </table:table-cell>
          <table:table-cell table:style-name="ce11" office:value-type="string" calcext:value-type="string">
            <text:p>MDL18CS047</text:p>
          </table:table-cell>
          <table:table-cell table:style-name="ce11" table:formula="of:=MID([.E20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Fahad <text:s/>Asif</text:p>
          </table:table-cell>
          <table:table-cell table:style-name="ce11" office:value-type="string" calcext:value-type="string">
            <text:p>MDL18CS048</text:p>
          </table:table-cell>
          <table:table-cell table:style-name="ce11" table:formula="of:=MID([.E20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Gayathri <text:s/>Venu</text:p>
          </table:table-cell>
          <table:table-cell table:style-name="ce11" office:value-type="string" calcext:value-type="string">
            <text:p>MDL18CS049</text:p>
          </table:table-cell>
          <table:table-cell table:style-name="ce11" table:formula="of:=MID([.E20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George M Cherian</text:p>
          </table:table-cell>
          <table:table-cell table:style-name="ce11" office:value-type="string" calcext:value-type="string">
            <text:p>MDL18CS050</text:p>
          </table:table-cell>
          <table:table-cell table:style-name="ce11" table:formula="of:=MID([.E20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Habeebulla <text:s/>C N</text:p>
          </table:table-cell>
          <table:table-cell table:style-name="ce11" office:value-type="string" calcext:value-type="string">
            <text:p>MDL18CS052</text:p>
          </table:table-cell>
          <table:table-cell table:style-name="ce11" table:formula="of:=MID([.E20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Hameem Hassan K B</text:p>
          </table:table-cell>
          <table:table-cell table:style-name="ce11" office:value-type="string" calcext:value-type="string">
            <text:p>MDL18CS053</text:p>
          </table:table-cell>
          <table:table-cell table:style-name="ce11" table:formula="of:=MID([.E20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Hari <text:s/>Govind V</text:p>
          </table:table-cell>
          <table:table-cell table:style-name="ce11" office:value-type="string" calcext:value-type="string">
            <text:p>MDL18CS054</text:p>
          </table:table-cell>
          <table:table-cell table:style-name="ce11" table:formula="of:=MID([.E20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Issac <text:s/>Antony</text:p>
          </table:table-cell>
          <table:table-cell table:style-name="ce11" office:value-type="string" calcext:value-type="string">
            <text:p>MDL18CS056</text:p>
          </table:table-cell>
          <table:table-cell table:style-name="ce11" table:formula="of:=MID([.E20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Jithin K Madhu</text:p>
          </table:table-cell>
          <table:table-cell table:style-name="ce11" office:value-type="string" calcext:value-type="string">
            <text:p>MDL18CS058</text:p>
          </table:table-cell>
          <table:table-cell table:style-name="ce11" table:formula="of:=MID([.E20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2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211])" office:value-type="string" office:string-value="Room :401" calcext:value-type="string">
            <text:p>Room :401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Jocelyn <text:s/>John</text:p>
          </table:table-cell>
          <table:table-cell table:style-name="ce11" office:value-type="string" calcext:value-type="string">
            <text:p>MDL18CS059</text:p>
          </table:table-cell>
          <table:table-cell table:style-name="ce11" table:formula="of:=MID([.E21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Kavya <text:s/>V</text:p>
          </table:table-cell>
          <table:table-cell table:style-name="ce11" office:value-type="string" calcext:value-type="string">
            <text:p>MDL18CS061</text:p>
          </table:table-cell>
          <table:table-cell table:style-name="ce11" table:formula="of:=MID([.E21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Kim Abel Thomas</text:p>
          </table:table-cell>
          <table:table-cell table:style-name="ce11" office:value-type="string" calcext:value-type="string">
            <text:p>MDL18CS062</text:p>
          </table:table-cell>
          <table:table-cell table:style-name="ce11" table:formula="of:=MID([.E21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Kiran <text:s/>Janardhanan</text:p>
          </table:table-cell>
          <table:table-cell table:style-name="ce11" office:value-type="string" calcext:value-type="string">
            <text:p>MDL18CS063</text:p>
          </table:table-cell>
          <table:table-cell table:style-name="ce11" table:formula="of:=MID([.E21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Kiran <text:s/>Vinod</text:p>
          </table:table-cell>
          <table:table-cell table:style-name="ce11" office:value-type="string" calcext:value-type="string">
            <text:p>MDL18CS064</text:p>
          </table:table-cell>
          <table:table-cell table:style-name="ce11" table:formula="of:=MID([.E21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Lakshmi <text:s/>Sunil</text:p>
          </table:table-cell>
          <table:table-cell table:style-name="ce11" office:value-type="string" calcext:value-type="string">
            <text:p>MDL18CS065</text:p>
          </table:table-cell>
          <table:table-cell table:style-name="ce11" table:formula="of:=MID([.E21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Lijo Zechariah James</text:p>
          </table:table-cell>
          <table:table-cell table:style-name="ce11" office:value-type="string" calcext:value-type="string">
            <text:p>MDL18CS066</text:p>
          </table:table-cell>
          <table:table-cell table:style-name="ce11" table:formula="of:=MID([.E21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Liya Elizebeth Jose</text:p>
          </table:table-cell>
          <table:table-cell table:style-name="ce11" office:value-type="string" calcext:value-type="string">
            <text:p>MDL18CS067</text:p>
          </table:table-cell>
          <table:table-cell table:style-name="ce11" table:formula="of:=MID([.E21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Malavika Rajesh Vikraman</text:p>
          </table:table-cell>
          <table:table-cell table:style-name="ce11" office:value-type="string" calcext:value-type="string">
            <text:p>MDL18CS068</text:p>
          </table:table-cell>
          <table:table-cell table:style-name="ce11" table:formula="of:=MID([.E21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Malavika S Menon</text:p>
          </table:table-cell>
          <table:table-cell table:style-name="ce11" office:value-type="string" calcext:value-type="string">
            <text:p>MDL18CS069</text:p>
          </table:table-cell>
          <table:table-cell table:style-name="ce11" table:formula="of:=MID([.E22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Malavika S Rajeev</text:p>
          </table:table-cell>
          <table:table-cell table:style-name="ce11" office:value-type="string" calcext:value-type="string">
            <text:p>MDL18CS070</text:p>
          </table:table-cell>
          <table:table-cell table:style-name="ce11" table:formula="of:=MID([.E22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M A <text:s/>Ravishankar</text:p>
          </table:table-cell>
          <table:table-cell table:style-name="ce11" office:value-type="string" calcext:value-type="string">
            <text:p>MDL18CS071</text:p>
          </table:table-cell>
          <table:table-cell table:style-name="ce11" table:formula="of:=MID([.E22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Martin <text:s/>Pathadan</text:p>
          </table:table-cell>
          <table:table-cell table:style-name="ce11" office:value-type="string" calcext:value-type="string">
            <text:p>MDL18CS073</text:p>
          </table:table-cell>
          <table:table-cell table:style-name="ce11" table:formula="of:=MID([.E22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Mibin Joseph N M</text:p>
          </table:table-cell>
          <table:table-cell table:style-name="ce11" office:value-type="string" calcext:value-type="string">
            <text:p>MDL18CS075</text:p>
          </table:table-cell>
          <table:table-cell table:style-name="ce11" table:formula="of:=MID([.E22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Mohammed Farhan <text:s/>P N</text:p>
          </table:table-cell>
          <table:table-cell table:style-name="ce11" office:value-type="string" calcext:value-type="string">
            <text:p>MDL18CS076</text:p>
          </table:table-cell>
          <table:table-cell table:style-name="ce11" table:formula="of:=MID([.E22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Mohammed Nihad <text:s/>K P</text:p>
          </table:table-cell>
          <table:table-cell table:style-name="ce11" office:value-type="string" calcext:value-type="string">
            <text:p>MDL18CS077</text:p>
          </table:table-cell>
          <table:table-cell table:style-name="ce11" table:formula="of:=MID([.E22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Naveen <text:s/>Varghese</text:p>
          </table:table-cell>
          <table:table-cell table:style-name="ce11" office:value-type="string" calcext:value-type="string">
            <text:p>MDL18CS079</text:p>
          </table:table-cell>
          <table:table-cell table:style-name="ce11" table:formula="of:=MID([.E22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Nayana <text:s/>B M</text:p>
          </table:table-cell>
          <table:table-cell table:style-name="ce11" office:value-type="string" calcext:value-type="string">
            <text:p>MDL18CS080</text:p>
          </table:table-cell>
          <table:table-cell table:style-name="ce11" table:formula="of:=MID([.E22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2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231])" office:value-type="string" office:string-value="Room :409" calcext:value-type="string">
            <text:p>Room :409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Neha Rose George</text:p>
          </table:table-cell>
          <table:table-cell table:style-name="ce11" office:value-type="string" calcext:value-type="string">
            <text:p>MDL18CS082</text:p>
          </table:table-cell>
          <table:table-cell table:style-name="ce11" table:formula="of:=MID([.E23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Nidal <text:s/>Mohammed</text:p>
          </table:table-cell>
          <table:table-cell table:style-name="ce11" office:value-type="string" calcext:value-type="string">
            <text:p>MDL18CS083</text:p>
          </table:table-cell>
          <table:table-cell table:style-name="ce11" table:formula="of:=MID([.E23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Nikhil <text:s/>N</text:p>
          </table:table-cell>
          <table:table-cell table:style-name="ce11" office:value-type="string" calcext:value-type="string">
            <text:p>MDL18CS084</text:p>
          </table:table-cell>
          <table:table-cell table:style-name="ce11" table:formula="of:=MID([.E23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Niranjana <text:s/></text:p>
          </table:table-cell>
          <table:table-cell table:style-name="ce11" office:value-type="string" calcext:value-type="string">
            <text:p>MDL18CS085</text:p>
          </table:table-cell>
          <table:table-cell table:style-name="ce11" table:formula="of:=MID([.E23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Parvathy <text:s/>S</text:p>
          </table:table-cell>
          <table:table-cell table:style-name="ce11" office:value-type="string" calcext:value-type="string">
            <text:p>MDL18CS086</text:p>
          </table:table-cell>
          <table:table-cell table:style-name="ce11" table:formula="of:=MID([.E23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Pranav <text:s/>Mohan</text:p>
          </table:table-cell>
          <table:table-cell table:style-name="ce11" office:value-type="string" calcext:value-type="string">
            <text:p>MDL18CS087</text:p>
          </table:table-cell>
          <table:table-cell table:style-name="ce11" table:formula="of:=MID([.E23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Pranav <text:s/>Shridhar</text:p>
          </table:table-cell>
          <table:table-cell table:style-name="ce11" office:value-type="string" calcext:value-type="string">
            <text:p>MDL18CS088</text:p>
          </table:table-cell>
          <table:table-cell table:style-name="ce11" table:formula="of:=MID([.E23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Prithvi <text:s/>Chandra</text:p>
          </table:table-cell>
          <table:table-cell table:style-name="ce11" office:value-type="string" calcext:value-type="string">
            <text:p>MDL18CS089</text:p>
          </table:table-cell>
          <table:table-cell table:style-name="ce11" table:formula="of:=MID([.E23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Priya Anna James</text:p>
          </table:table-cell>
          <table:table-cell table:style-name="ce11" office:value-type="string" calcext:value-type="string">
            <text:p>MDL18CS090</text:p>
          </table:table-cell>
          <table:table-cell table:style-name="ce11" table:formula="of:=MID([.E23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P V Hari <text:s/>Narayanan</text:p>
          </table:table-cell>
          <table:table-cell table:style-name="ce11" office:value-type="string" calcext:value-type="string">
            <text:p>MDL18CS091</text:p>
          </table:table-cell>
          <table:table-cell table:style-name="ce11" table:formula="of:=MID([.E24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Raashid Suhail M</text:p>
          </table:table-cell>
          <table:table-cell table:style-name="ce11" office:value-type="string" calcext:value-type="string">
            <text:p>MDL18CS092</text:p>
          </table:table-cell>
          <table:table-cell table:style-name="ce11" table:formula="of:=MID([.E24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Rahul <text:s/>R</text:p>
          </table:table-cell>
          <table:table-cell table:style-name="ce11" office:value-type="string" calcext:value-type="string">
            <text:p>MDL18CS093</text:p>
          </table:table-cell>
          <table:table-cell table:style-name="ce11" table:formula="of:=MID([.E24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Rajath <text:s/>R</text:p>
          </table:table-cell>
          <table:table-cell table:style-name="ce11" office:value-type="string" calcext:value-type="string">
            <text:p>MDL18CS094</text:p>
          </table:table-cell>
          <table:table-cell table:style-name="ce11" table:formula="of:=MID([.E24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Rindish Krishna I R</text:p>
          </table:table-cell>
          <table:table-cell table:style-name="ce11" office:value-type="string" calcext:value-type="string">
            <text:p>MDL18CS095</text:p>
          </table:table-cell>
          <table:table-cell table:style-name="ce11" table:formula="of:=MID([.E24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Rohith <text:s/>Suresh</text:p>
          </table:table-cell>
          <table:table-cell table:style-name="ce11" office:value-type="string" calcext:value-type="string">
            <text:p>MDL18CS096</text:p>
          </table:table-cell>
          <table:table-cell table:style-name="ce11" table:formula="of:=MID([.E24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Rose <text:s/>Joseph</text:p>
          </table:table-cell>
          <table:table-cell table:style-name="ce11" office:value-type="string" calcext:value-type="string">
            <text:p>MDL18CS098</text:p>
          </table:table-cell>
          <table:table-cell table:style-name="ce11" table:formula="of:=MID([.E24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Ruben Korah Shibu</text:p>
          </table:table-cell>
          <table:table-cell table:style-name="ce11" office:value-type="string" calcext:value-type="string">
            <text:p>MDL18CS100</text:p>
          </table:table-cell>
          <table:table-cell table:style-name="ce11" table:formula="of:=MID([.E24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Samuel <text:s/>Varghese</text:p>
          </table:table-cell>
          <table:table-cell table:style-name="ce11" office:value-type="string" calcext:value-type="string">
            <text:p>MDL18CS102</text:p>
          </table:table-cell>
          <table:table-cell table:style-name="ce11" table:formula="of:=MID([.E24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2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251])" office:value-type="string" office:string-value="Room :410" calcext:value-type="string">
            <text:p>Room :410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Sandra Elizabeth Sabu</text:p>
          </table:table-cell>
          <table:table-cell table:style-name="ce11" office:value-type="string" calcext:value-type="string">
            <text:p>MDL18CS103</text:p>
          </table:table-cell>
          <table:table-cell table:style-name="ce11" table:formula="of:=MID([.E25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Sandra <text:s/>Jacob</text:p>
          </table:table-cell>
          <table:table-cell table:style-name="ce11" office:value-type="string" calcext:value-type="string">
            <text:p>MDL18CS104</text:p>
          </table:table-cell>
          <table:table-cell table:style-name="ce11" table:formula="of:=MID([.E25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Sandra <text:s/>Sam</text:p>
          </table:table-cell>
          <table:table-cell table:style-name="ce11" office:value-type="string" calcext:value-type="string">
            <text:p>MDL18CS105</text:p>
          </table:table-cell>
          <table:table-cell table:style-name="ce11" table:formula="of:=MID([.E25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Sanjana <text:s/>S</text:p>
          </table:table-cell>
          <table:table-cell table:style-name="ce11" office:value-type="string" calcext:value-type="string">
            <text:p>MDL18CS106</text:p>
          </table:table-cell>
          <table:table-cell table:style-name="ce11" table:formula="of:=MID([.E25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Saurav <text:s/>Suresh</text:p>
          </table:table-cell>
          <table:table-cell table:style-name="ce11" office:value-type="string" calcext:value-type="string">
            <text:p>MDL18CS107</text:p>
          </table:table-cell>
          <table:table-cell table:style-name="ce11" table:formula="of:=MID([.E25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Savion <text:s/>David</text:p>
          </table:table-cell>
          <table:table-cell table:style-name="ce11" office:value-type="string" calcext:value-type="string">
            <text:p>MDL18CS108</text:p>
          </table:table-cell>
          <table:table-cell table:style-name="ce11" table:formula="of:=MID([.E25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Shalu <text:s/>Shyjan</text:p>
          </table:table-cell>
          <table:table-cell table:style-name="ce11" office:value-type="string" calcext:value-type="string">
            <text:p>MDL18CS109</text:p>
          </table:table-cell>
          <table:table-cell table:style-name="ce11" table:formula="of:=MID([.E25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Sharan M Varma</text:p>
          </table:table-cell>
          <table:table-cell table:style-name="ce11" office:value-type="string" calcext:value-type="string">
            <text:p>MDL18CS110</text:p>
          </table:table-cell>
          <table:table-cell table:style-name="ce11" table:formula="of:=MID([.E25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Shweta <text:s/>Cheison</text:p>
          </table:table-cell>
          <table:table-cell table:style-name="ce11" office:value-type="string" calcext:value-type="string">
            <text:p>MDL18CS111</text:p>
          </table:table-cell>
          <table:table-cell table:style-name="ce11" table:formula="of:=MID([.E25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Somesh <text:s/>Pillai</text:p>
          </table:table-cell>
          <table:table-cell table:style-name="ce11" office:value-type="string" calcext:value-type="string">
            <text:p>MDL18CS112</text:p>
          </table:table-cell>
          <table:table-cell table:style-name="ce11" table:formula="of:=MID([.E26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Srihari Valiyavalappil Sreenath</text:p>
          </table:table-cell>
          <table:table-cell table:style-name="ce11" office:value-type="string" calcext:value-type="string">
            <text:p>MDL18CS113</text:p>
          </table:table-cell>
          <table:table-cell table:style-name="ce11" table:formula="of:=MID([.E26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S Sandeep <text:s/>Pillai</text:p>
          </table:table-cell>
          <table:table-cell table:style-name="ce11" office:value-type="string" calcext:value-type="string">
            <text:p>MDL18CS114</text:p>
          </table:table-cell>
          <table:table-cell table:style-name="ce11" table:formula="of:=MID([.E26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Sujith <text:s/>Menon</text:p>
          </table:table-cell>
          <table:table-cell table:style-name="ce11" office:value-type="string" calcext:value-type="string">
            <text:p>MDL18CS115</text:p>
          </table:table-cell>
          <table:table-cell table:style-name="ce11" table:formula="of:=MID([.E26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Surya <text:s/>Aanand</text:p>
          </table:table-cell>
          <table:table-cell table:style-name="ce11" office:value-type="string" calcext:value-type="string">
            <text:p>MDL18CS116</text:p>
          </table:table-cell>
          <table:table-cell table:style-name="ce11" table:formula="of:=MID([.E26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Surya <text:s/>Kumar A</text:p>
          </table:table-cell>
          <table:table-cell table:style-name="ce11" office:value-type="string" calcext:value-type="string">
            <text:p>MDL18CS117</text:p>
          </table:table-cell>
          <table:table-cell table:style-name="ce11" table:formula="of:=MID([.E26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Swathi <text:s/>Krishna</text:p>
          </table:table-cell>
          <table:table-cell table:style-name="ce11" office:value-type="string" calcext:value-type="string">
            <text:p>MDL18CS118</text:p>
          </table:table-cell>
          <table:table-cell table:style-name="ce11" table:formula="of:=MID([.E26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Tarun <text:s/>Santhosh</text:p>
          </table:table-cell>
          <table:table-cell table:style-name="ce11" office:value-type="string" calcext:value-type="string">
            <text:p>MDL18CS119</text:p>
          </table:table-cell>
          <table:table-cell table:style-name="ce11" table:formula="of:=MID([.E26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Teena <text:s/>Vincent</text:p>
          </table:table-cell>
          <table:table-cell table:style-name="ce11" office:value-type="string" calcext:value-type="string">
            <text:p>MDL18CS120</text:p>
          </table:table-cell>
          <table:table-cell table:style-name="ce11" table:formula="of:=MID([.E26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2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271])" office:value-type="string" office:string-value="Room :509" calcext:value-type="string">
            <text:p>Room :509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Thomas <text:s/>George</text:p>
          </table:table-cell>
          <table:table-cell table:style-name="ce11" office:value-type="string" calcext:value-type="string">
            <text:p>MDL18CS121</text:p>
          </table:table-cell>
          <table:table-cell table:style-name="ce11" table:formula="of:=MID([.E27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Varna Liz Maria</text:p>
          </table:table-cell>
          <table:table-cell table:style-name="ce11" office:value-type="string" calcext:value-type="string">
            <text:p>MDL18CS122</text:p>
          </table:table-cell>
          <table:table-cell table:style-name="ce11" table:formula="of:=MID([.E27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Varun <text:s/>Krishna S</text:p>
          </table:table-cell>
          <table:table-cell table:style-name="ce11" office:value-type="string" calcext:value-type="string">
            <text:p>MDL18CS123</text:p>
          </table:table-cell>
          <table:table-cell table:style-name="ce11" table:formula="of:=MID([.E27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V B Jishnu</text:p>
          </table:table-cell>
          <table:table-cell table:style-name="ce11" office:value-type="string" calcext:value-type="string">
            <text:p>MDL18CS124</text:p>
          </table:table-cell>
          <table:table-cell table:style-name="ce11" table:formula="of:=MID([.E27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Vignesh <text:s/>Menon</text:p>
          </table:table-cell>
          <table:table-cell table:style-name="ce11" office:value-type="string" calcext:value-type="string">
            <text:p>MDL18CS125</text:p>
          </table:table-cell>
          <table:table-cell table:style-name="ce11" table:formula="of:=MID([.E27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Abel Thomas Babu</text:p>
          </table:table-cell>
          <table:table-cell table:style-name="ce11" office:value-type="string" calcext:value-type="string">
            <text:p>MGP18CS004</text:p>
          </table:table-cell>
          <table:table-cell table:style-name="ce11" table:formula="of:=MID([.E27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C Vyshnav <text:s/>Prasanth</text:p>
          </table:table-cell>
          <table:table-cell table:style-name="ce11" office:value-type="string" calcext:value-type="string">
            <text:p>NSS18CS025</text:p>
          </table:table-cell>
          <table:table-cell table:style-name="ce11" table:formula="of:=MID([.E27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Adwaith K S</text:p>
          </table:table-cell>
          <table:table-cell table:style-name="ce11" office:value-type="string" calcext:value-type="string">
            <text:p>PTA18CS002</text:p>
          </table:table-cell>
          <table:table-cell table:style-name="ce11" table:formula="of:=MID([.E27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Emil <text:s/>Titus</text:p>
          </table:table-cell>
          <table:table-cell table:style-name="ce11" office:value-type="string" calcext:value-type="string">
            <text:p>TCR18CS024</text:p>
          </table:table-cell>
          <table:table-cell table:style-name="ce11" table:formula="of:=MID([.E27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Abraham <text:s/>Francis</text:p>
          </table:table-cell>
          <table:table-cell table:style-name="ce11" office:value-type="string" calcext:value-type="string">
            <text:p>TVE18CS002</text:p>
          </table:table-cell>
          <table:table-cell table:style-name="ce11" table:formula="of:=MID([.E28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Anamika <text:s/>Prakash</text:p>
          </table:table-cell>
          <table:table-cell table:style-name="ce11" office:value-type="string" calcext:value-type="string">
            <text:p>TVE18CS010</text:p>
          </table:table-cell>
          <table:table-cell table:style-name="ce11" table:formula="of:=MID([.E28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Ann <text:s/>Vithayathil</text:p>
          </table:table-cell>
          <table:table-cell table:style-name="ce11" office:value-type="string" calcext:value-type="string">
            <text:p>TVE18CS011</text:p>
          </table:table-cell>
          <table:table-cell table:style-name="ce11" table:formula="of:=MID([.E28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shish <text:s/>John</text:p>
          </table:table-cell>
          <table:table-cell table:style-name="ce11" office:value-type="string" calcext:value-type="string">
            <text:p>TVE18CS013</text:p>
          </table:table-cell>
          <table:table-cell table:style-name="ce11" table:formula="of:=MID([.E28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Nikhil <text:s/>Sunny</text:p>
          </table:table-cell>
          <table:table-cell table:style-name="ce11" office:value-type="string" calcext:value-type="string">
            <text:p>TVE18CS045</text:p>
          </table:table-cell>
          <table:table-cell table:style-name="ce11" table:formula="of:=MID([.E28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Ruhi Elizabeth Thomas</text:p>
          </table:table-cell>
          <table:table-cell table:style-name="ce11" office:value-type="string" calcext:value-type="string">
            <text:p>TVE18CS056</text:p>
          </table:table-cell>
          <table:table-cell table:style-name="ce11" table:formula="of:=MID([.E28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Srinivas R Pai</text:p>
          </table:table-cell>
          <table:table-cell table:style-name="ce11" office:value-type="string" calcext:value-type="string">
            <text:p>TVE18CS063</text:p>
          </table:table-cell>
          <table:table-cell table:style-name="ce11" table:formula="of:=MID([.E28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Ashwin V Paul</text:p>
          </table:table-cell>
          <table:table-cell table:style-name="ce11" office:value-type="string" calcext:value-type="string">
            <text:p>VJC18CS034</text:p>
          </table:table-cell>
          <table:table-cell table:style-name="ce11" table:formula="of:=MID([.E28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Lloyd P Mathew</text:p>
          </table:table-cell>
          <table:table-cell table:style-name="ce11" office:value-type="string" calcext:value-type="string">
            <text:p>VJC18CS076</text:p>
          </table:table-cell>
          <table:table-cell table:style-name="ce11" table:formula="of:=MID([.E28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2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291])" office:value-type="string" office:string-value="Room :510" calcext:value-type="string">
            <text:p>Room :510</text:p>
          </table:table-cell>
          <table:table-cell table:style-name="ce32" table:number-columns-repeated="2"/>
          <table:table-cell table:style-name="ce24"/>
          <table:table-cell table:style-name="ce9"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Archana <text:s/>Unni</text:p>
          </table:table-cell>
          <table:table-cell table:style-name="ce11" office:value-type="string" calcext:value-type="string">
            <text:p>WYD18CS011</text:p>
          </table:table-cell>
          <table:table-cell table:style-name="ce11" table:formula="of:=MID([.E29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Lins <text:s/>Mariya</text:p>
          </table:table-cell>
          <table:table-cell table:style-name="ce11" office:value-type="string" calcext:value-type="string">
            <text:p>WYD18CS025</text:p>
          </table:table-cell>
          <table:table-cell table:style-name="ce11" table:formula="of:=MID([.E29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Sruthy J Mallya</text:p>
          </table:table-cell>
          <table:table-cell table:style-name="ce11" office:value-type="string" calcext:value-type="string">
            <text:p>WYD18CS053</text:p>
          </table:table-cell>
          <table:table-cell table:style-name="ce11" table:formula="of:=MID([.E29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Amritha <text:s/>Sudheer</text:p>
          </table:table-cell>
          <table:table-cell table:style-name="ce11" office:value-type="string" calcext:value-type="string">
            <text:p>AIK18ME007</text:p>
          </table:table-cell>
          <table:table-cell table:style-name="ce11" table:formula="of:=MID([.E29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Achyuth K Ravidas</text:p>
          </table:table-cell>
          <table:table-cell table:style-name="ce11" office:value-type="string" calcext:value-type="string">
            <text:p>IDK18ME003</text:p>
          </table:table-cell>
          <table:table-cell table:style-name="ce11" table:formula="of:=MID([.E29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Abdul Rahman A</text:p>
          </table:table-cell>
          <table:table-cell table:style-name="ce11" office:value-type="string" calcext:value-type="string">
            <text:p>MAC18ME002</text:p>
          </table:table-cell>
          <table:table-cell table:style-name="ce11" table:formula="of:=MID([.E29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Akash <text:s/>P B</text:p>
          </table:table-cell>
          <table:table-cell table:style-name="ce11" office:value-type="string" calcext:value-type="string">
            <text:p>MAC18ME016</text:p>
          </table:table-cell>
          <table:table-cell table:style-name="ce11" table:formula="of:=MID([.E29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Ashwin Tom Joseph</text:p>
          </table:table-cell>
          <table:table-cell table:style-name="ce11" office:value-type="string" calcext:value-type="string">
            <text:p>MAC18ME034</text:p>
          </table:table-cell>
          <table:table-cell table:style-name="ce11" table:formula="of:=MID([.E29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Muhammed Sahal V <text:s/>N <text:s/></text:p>
          </table:table-cell>
          <table:table-cell table:style-name="ce11" office:value-type="string" calcext:value-type="string">
            <text:p>MAC18ME080</text:p>
          </table:table-cell>
          <table:table-cell table:style-name="ce11" table:formula="of:=MID([.E29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Sanjay V Nair</text:p>
          </table:table-cell>
          <table:table-cell table:style-name="ce11" office:value-type="string" calcext:value-type="string">
            <text:p>MAC18ME098</text:p>
          </table:table-cell>
          <table:table-cell table:style-name="ce11" table:formula="of:=MID([.E30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Austin <text:s/>Joseph</text:p>
          </table:table-cell>
          <table:table-cell table:style-name="ce11" office:value-type="string" calcext:value-type="string">
            <text:p>MBI18ME027</text:p>
          </table:table-cell>
          <table:table-cell table:style-name="ce11" table:formula="of:=MID([.E30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Abdul Rizwan Shams</text:p>
          </table:table-cell>
          <table:table-cell table:style-name="ce11" office:value-type="string" calcext:value-type="string">
            <text:p>MUT18ME003</text:p>
          </table:table-cell>
          <table:table-cell table:style-name="ce11" table:formula="of:=MID([.E30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kash Antony Joseph</text:p>
          </table:table-cell>
          <table:table-cell table:style-name="ce11" office:value-type="string" calcext:value-type="string">
            <text:p>MUT18ME007</text:p>
          </table:table-cell>
          <table:table-cell table:style-name="ce11" table:formula="of:=MID([.E30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Bharath P. B</text:p>
          </table:table-cell>
          <table:table-cell table:style-name="ce11" office:value-type="string" calcext:value-type="string">
            <text:p>MUT18ME022</text:p>
          </table:table-cell>
          <table:table-cell table:style-name="ce11" table:formula="of:=MID([.E30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Gokul <text:s/>Mohan</text:p>
          </table:table-cell>
          <table:table-cell table:style-name="ce11" office:value-type="string" calcext:value-type="string">
            <text:p>MUT18ME028</text:p>
          </table:table-cell>
          <table:table-cell table:style-name="ce11" table:formula="of:=MID([.E30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Gokul Roshin P</text:p>
          </table:table-cell>
          <table:table-cell table:style-name="ce11" office:value-type="string" calcext:value-type="string">
            <text:p>MUT18ME029</text:p>
          </table:table-cell>
          <table:table-cell table:style-name="ce11" table:formula="of:=MID([.E30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Mohammed <text:s/>Rizvin</text:p>
          </table:table-cell>
          <table:table-cell table:style-name="ce11" office:value-type="string" calcext:value-type="string">
            <text:p>MUT18ME043</text:p>
          </table:table-cell>
          <table:table-cell table:style-name="ce11" table:formula="of:=MID([.E30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Nimal Y Kumar</text:p>
          </table:table-cell>
          <table:table-cell table:style-name="ce11" office:value-type="string" calcext:value-type="string">
            <text:p>MUT18ME048</text:p>
          </table:table-cell>
          <table:table-cell table:style-name="ce11" table:formula="of:=MID([.E30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2">
          <table:table-cell table:style-name="ce20"/>
          <table:table-cell table:style-name="ce24" table:number-columns-repeated="2"/>
          <table:table-cell/>
          <table:table-cell table:style-name="ce28" table:formula="of:=COM.MICROSOFT.CONCAT(&quot;Room :&quot;;[.B311])" office:value-type="string" office:string-value="Room :511" calcext:value-type="string">
            <text:p>Room :511</text:p>
          </table:table-cell>
          <table:table-cell table:style-name="ce32"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Ridhin <text:s/>Sam</text:p>
          </table:table-cell>
          <table:table-cell table:style-name="ce11" office:value-type="string" calcext:value-type="string">
            <text:p>MUT18ME051</text:p>
          </table:table-cell>
          <table:table-cell table:style-name="ce11" table:formula="of:=MID([.E31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Sobin <text:s/>James</text:p>
          </table:table-cell>
          <table:table-cell table:style-name="ce11" office:value-type="string" calcext:value-type="string">
            <text:p>MUT18ME057</text:p>
          </table:table-cell>
          <table:table-cell table:style-name="ce11" table:formula="of:=MID([.E31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Soj <text:s/>Soloman</text:p>
          </table:table-cell>
          <table:table-cell table:style-name="ce11" office:value-type="string" calcext:value-type="string">
            <text:p>MUT18ME058</text:p>
          </table:table-cell>
          <table:table-cell table:style-name="ce11" table:formula="of:=MID([.E31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Midhun <text:s/>R</text:p>
          </table:table-cell>
          <table:table-cell table:style-name="ce11" office:value-type="string" calcext:value-type="string">
            <text:p>RCE18ME022</text:p>
          </table:table-cell>
          <table:table-cell table:style-name="ce11" table:formula="of:=MID([.E31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Athul Krishna A S</text:p>
          </table:table-cell>
          <table:table-cell table:style-name="ce11" office:value-type="string" calcext:value-type="string">
            <text:p>TKM18ME046</text:p>
          </table:table-cell>
          <table:table-cell table:style-name="ce11" table:formula="of:=MID([.E31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Cyril <text:s/>Padamadan</text:p>
          </table:table-cell>
          <table:table-cell table:style-name="ce11" office:value-type="string" calcext:value-type="string">
            <text:p>TKM18ME049</text:p>
          </table:table-cell>
          <table:table-cell table:style-name="ce11" table:formula="of:=MID([.E31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Harikrishnan K M</text:p>
          </table:table-cell>
          <table:table-cell table:style-name="ce11" office:value-type="string" calcext:value-type="string">
            <text:p>TKM18ME061</text:p>
          </table:table-cell>
          <table:table-cell table:style-name="ce11" table:formula="of:=MID([.E31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Madhav <text:s/>Prakash</text:p>
          </table:table-cell>
          <table:table-cell table:style-name="ce11" office:value-type="string" calcext:value-type="string">
            <text:p>TKM18ME077</text:p>
          </table:table-cell>
          <table:table-cell table:style-name="ce11" table:formula="of:=MID([.E31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Midhun P V</text:p>
          </table:table-cell>
          <table:table-cell table:style-name="ce11" office:value-type="string" calcext:value-type="string">
            <text:p>TKM18ME080</text:p>
          </table:table-cell>
          <table:table-cell table:style-name="ce11" table:formula="of:=MID([.E31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Mohammed Zafer Yab C <text:s text:c="2"/>K</text:p>
          </table:table-cell>
          <table:table-cell table:style-name="ce11" office:value-type="string" calcext:value-type="string">
            <text:p>TKM18ME088</text:p>
          </table:table-cell>
          <table:table-cell table:style-name="ce11" table:formula="of:=MID([.E32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Thufail Thalhath Thajudeen</text:p>
          </table:table-cell>
          <table:table-cell table:style-name="ce11" office:value-type="string" calcext:value-type="string">
            <text:p>TKM18ME131</text:p>
          </table:table-cell>
          <table:table-cell table:style-name="ce11" table:formula="of:=MID([.E32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V <text:s/>Harikrishnan</text:p>
          </table:table-cell>
          <table:table-cell table:style-name="ce11" office:value-type="string" calcext:value-type="string">
            <text:p>TKM18ME132</text:p>
          </table:table-cell>
          <table:table-cell table:style-name="ce11" table:formula="of:=MID([.E32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Vishnuprasad <text:s/>R</text:p>
          </table:table-cell>
          <table:table-cell table:style-name="ce11" office:value-type="string" calcext:value-type="string">
            <text:p>TKM18ME135</text:p>
          </table:table-cell>
          <table:table-cell table:style-name="ce11" table:formula="of:=MID([.E32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P V Vijay <text:s/>Krishna</text:p>
          </table:table-cell>
          <table:table-cell table:style-name="ce11" office:value-type="string" calcext:value-type="string">
            <text:p>TRV18ME050</text:p>
          </table:table-cell>
          <table:table-cell table:style-name="ce11" table:formula="of:=MID([.E32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Anandha Krishnan R</text:p>
          </table:table-cell>
          <table:table-cell table:style-name="ce11" office:value-type="string" calcext:value-type="string">
            <text:p>TVE18ME025</text:p>
          </table:table-cell>
          <table:table-cell table:style-name="ce11" table:formula="of:=MID([.E32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Muhammad Althwaf A .K</text:p>
          </table:table-cell>
          <table:table-cell table:style-name="ce11" office:value-type="string" calcext:value-type="string">
            <text:p>TVE18ME075</text:p>
          </table:table-cell>
          <table:table-cell table:style-name="ce11" table:formula="of:=MID([.E32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C H Ganapadmesh</text:p>
          </table:table-cell>
          <table:table-cell table:style-name="ce11" office:value-type="string" calcext:value-type="string">
            <text:p>SCT18MP023</text:p>
          </table:table-cell>
          <table:table-cell table:style-name="ce11" table:formula="of:=MID([.E32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P30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Rahul K. A</text:p>
          </table:table-cell>
          <table:table-cell table:style-name="ce11" office:value-type="string" calcext:value-type="string">
            <text:p>JEC18MC031</text:p>
          </table:table-cell>
          <table:table-cell table:style-name="ce11" table:formula="of:=MID([.E32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R302</text:p>
          </table:table-cell>
          <table:table-cell table:number-columns-repeated="1013"/>
        </table:table-row>
        <table:table-row table:style-name="ro3" table:number-rows-repeated="104824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Pivot Table_Sheet1_1" table:style-name="ta1">
        <table:table-column table:style-name="co9" table:default-cell-style-name="ce38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2" table:number-columns-repeated="3" table:default-cell-style-name="ce45"/>
        <table:table-column table:style-name="co14" table:default-cell-style-name="ce45"/>
        <table:table-column table:style-name="co12" table:number-columns-repeated="8" table:default-cell-style-name="ce45"/>
        <table:table-column table:style-name="co14" table:default-cell-style-name="ce45"/>
        <table:table-column table:style-name="co9" table:default-cell-style-name="ce46"/>
        <table:table-row table:style-name="ro4">
          <table:table-cell table:style-name="ce36" office:value-type="string" calcext:value-type="string">
            <text:p>Count - Paper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Room</text:p>
          </table:table-cell>
          <table:table-cell table:style-name="ce36" table:number-columns-repeated="15"/>
        </table:table-row>
        <table:table-row table:style-name="ro4">
          <table:table-cell table:style-name="ce36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9" office:value-type="string" calcext:value-type="string">
            <text:p>Total Result</text:p>
          </table:table-cell>
        </table:table-row>
        <table:table-row table:style-name="ro4">
          <table:table-cell table:style-name="ce37" office:value-type="string" calcext:value-type="string">
            <text:p>Paper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301" calcext:value-type="float">
            <text:p>301</text:p>
          </table:table-cell>
          <table:table-cell table:style-name="ce38" office:value-type="float" office:value="309" calcext:value-type="float">
            <text:p>309</text:p>
          </table:table-cell>
          <table:table-cell table:style-name="ce38" office:value-type="float" office:value="310" calcext:value-type="float">
            <text:p>310</text:p>
          </table:table-cell>
          <table:table-cell table:style-name="ce38" office:value-type="float" office:value="311" calcext:value-type="float">
            <text:p>311</text:p>
          </table:table-cell>
          <table:table-cell table:style-name="ce38" office:value-type="float" office:value="312" calcext:value-type="float">
            <text:p>312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401" calcext:value-type="float">
            <text:p>401</text:p>
          </table:table-cell>
          <table:table-cell table:style-name="ce38" office:value-type="float" office:value="409" calcext:value-type="float">
            <text:p>409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509" calcext:value-type="float">
            <text:p>509</text:p>
          </table:table-cell>
          <table:table-cell table:style-name="ce38" office:value-type="float" office:value="510" calcext:value-type="float">
            <text:p>510</text:p>
          </table:table-cell>
          <table:table-cell table:style-name="ce38" office:value-type="float" office:value="511" calcext:value-type="float">
            <text:p>511</text:p>
          </table:table-cell>
          <table:table-cell table:style-name="ce39"/>
        </table:table-row>
        <table:table-row table:style-name="ro4">
          <table:table-cell office:value-type="string" calcext:value-type="string">
            <text:p><text:s/>ES304 <text:s/></text:p>
          </table:table-cell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<text:s/>RLMCA208 <text:s/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E3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M3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67" calcext:value-type="float">
            <text:p>67</text:p>
          </table:table-cell>
        </table:table-row>
        <table:table-row table:style-name="ro4">
          <table:table-cell office:value-type="string" calcext:value-type="string">
            <text:p>BT30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30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CS30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4">
          <table:table-cell office:value-type="string" calcext:value-type="string">
            <text:p>ME3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office:value-type="string" calcext:value-type="string">
            <text:p>MP302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R302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table:style-name="ce39" office:value-type="string" calcext:value-type="string">
            <text:p>Total Result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8" table:style-name="ce46" office:value-type="float" office:value="19" calcext:value-type="float">
            <text:p>19</text:p>
          </table:table-cell>
          <table:table-cell table:number-columns-repeated="7" table:style-name="ce46"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</table:table-row>
      </table:table>
      <table:named-expressions/>
      <table:database-ranges>
        <table:database-range table:name="__Anonymous_Sheet_DB__0" table:target-range-address="Sheet1.D13:Sheet1.H328" table:contains-header="false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R14" table:buttons="'Pivot Table_Sheet1_1'.A3 'Pivot Table_Sheet1_1'.B1 'Pivot Table_Sheet1_1'.C1" table:show-filter-button="false" table:drill-down-on-double-click="false">
          <table:source-cell-range table:cell-range-address="Sheet1.A2:Sheet1.H328"/>
          <table:data-pilot-field table:source-field-name="No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201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301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401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 ES304  " table:display="true" table:show-details="true"/>
                <table:data-pilot-member table:name=" RLMCA208  " table:display="true" table:show-details="true"/>
                <table:data-pilot-member table:name="AE302" table:display="true" table:show-details="true"/>
                <table:data-pilot-member table:name="BM302" table:display="true" table:show-details="true"/>
                <table:data-pilot-member table:name="BT302" table:display="true" table:show-details="true"/>
                <table:data-pilot-member table:name="CH302" table:display="true" table:show-details="true"/>
                <table:data-pilot-member table:name="CS302" table:display="true" table:show-details="true"/>
                <table:data-pilot-member table:name="ME302" table:display="true" table:show-details="true"/>
                <table:data-pilot-member table:name="MP302" table:display="true" table:show-details="true"/>
                <table:data-pilot-member table:name="MR3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day-of-week/>
      <number:text> </number:text>
      <number:day number:style="long"/>
      <number:text> </number:text>
      <number:month number:style="long"/>
      <number:text> </number:text>
      <number:year/>
    </number:date-style>
    <number:date-style style:name="N112" number:title="User-defined">
      <number:day number:style="long"/>
      <number:text> </number:text>
      <number:month number:style="long"/>
      <number:text> </number:text>
      <number:year/>
      <number:text> </number:text>
      <number:day-of-week/>
    </number:date-style>
    <number:date-style style:name="N113">
      <number:day number:style="long"/>
      <number:text>-</number:text>
      <number:month number:style="long"/>
      <number:text>-</number:text>
      <number:year/>
      <number:text>(</number:text>
      <number:day-of-week/>
      <number:text>)</number:text>
    </number:date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margin-top="0.771cm" fo:margin-bottom="0.328cm" fo:margin-left="0.984cm" fo:margin-right="1.05cm" style:writing-mode="lr-tb"/>
      <style:header-style>
        <style:header-footer-properties fo:min-height="0.882cm" fo:margin-left="0cm" fo:margin-right="0cm" fo:margin-bottom="0.25cm"/>
      </style:header-style>
      <style:footer-style>
        <style:header-footer-properties fo:min-height="0.6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  <style:style style:name="MT2" style:family="text">
      <style:text-properties style:text-outline="false" style:text-line-through-style="none" style:text-line-through-type="none" style:font-name="Liberation Sans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center>
          <text:p><text:span text:style-name="MT1">Seating Arrangement</text:span></text:p>
          <text:p/>
        </style:region-center>
        <style:region-right>
          <text:p><text:span text:style-name="MT2">10-08-21(Tue)9:30 AM</text:span></text:p>
        </style:region-right>
      </style:header>
      <style:header-left style:display="false"/>
      <style:footer>
        <text:p>Page <text:page-number>1</text:page-number><text:s/>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08:56:53.867387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7:08:37.481885171</meta:creation-date>
    <dc:date>2021-08-09T09:26:30.698887310</dc:date>
    <meta:editing-duration>PT1H13M35S</meta:editing-duration>
    <meta:editing-cycles>37</meta:editing-cycles>
    <meta:generator>LibreOffice/6.4.7.2$Linux_X86_64 LibreOffice_project/40$Build-2</meta:generator>
    <meta:print-date>2021-08-09T09:26:25.321670448</meta:print-date>
    <meta:document-statistic meta:table-count="2" meta:cell-count="2696" meta:object-count="0"/>
  </office:meta>
</office:document-meta>
</file>